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w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3" style:family="table-cell" style:parent-style-name="Default" style:data-style-name="N4">
      <style:text-properties style:font-name="Arial2" style:font-name-asian="Arial2" style:font-name-complex="Arial2" fo:font-size="10pt" style:font-size-asian="10pt" style:font-size-complex="10pt"/>
    </style:style>
    <style:style style:name="ce4" style:family="table-cell" style:parent-style-name="Default" style:data-style-name="N3">
      <style:text-properties style:font-name="Arial2" style:font-name-asian="Arial2" style:font-name-complex="Arial2" fo:font-size="10pt" style:font-size-asian="10pt" style:font-size-complex="10pt"/>
    </style:style>
    <style:style style:name="ce5" style:family="table-cell" style:parent-style-name="Default" style:data-style-name="N0">
      <style:text-properties fo:color="#000080" style:font-name="Arial2" style:font-name-asian="Arial2" style:font-name-complex="Arial2" fo:font-size="9pt" style:font-size-asian="9pt" style:font-size-complex="9pt" fo:font-weight="bold" style:font-weight-asian="bold" style:font-weight-complex="bold"/>
    </style:style>
    <style:style style:name="ce6" style:family="table-cell" style:parent-style-name="Default" style:data-style-name="N0">
      <style:text-properties fo:color="#000080" style:font-name="Arial Black" style:font-name-asian="Arial Black" style:font-name-complex="Arial Black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2" style:font-name-asian="Arial2" style:font-name-complex="Arial2" fo:font-size="8pt" style:font-size-asian="8pt" style:font-size-complex="8pt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FFFF99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start" fo:margin-left="0cm"/>
      <style:text-properties style:font-name="Arial2" style:font-name-asian="Arial2" style:font-name-complex="Arial2" fo:font-size="10pt" style:font-size-asian="10pt" style:font-size-complex="10pt"/>
    </style:style>
    <style:style style:name="ce14" style:family="table-cell" style:parent-style-name="Excel_BuiltIn_Comma" style:data-style-name="N36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Excel_BuiltIn_Comma" style:data-style-name="N36">
      <style:table-cell-properties fo:border-top="thin solid #000000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6" style:family="table-cell" style:parent-style-name="Default" style:data-style-name="N37"/>
    <style:style style:name="ce17" style:family="table-cell" style:parent-style-name="Excel_BuiltIn_Comma" style:data-style-name="N36">
      <style:table-cell-properties fo:border-top="none" fo:border-bottom="none" fo:border-left="thin solid #000000" fo:border-right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Excel_BuiltIn_Comma" style:data-style-name="N36">
      <style:table-cell-properties fo:border-top="none" fo:border-bottom="none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/>
      <style:text-properties style:font-name="Arial2" style:font-name-asian="Arial2" style:font-name-complex="Arial2" fo:font-size="10pt" style:font-size-asian="10pt" style:font-size-complex="10pt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1" style:family="table-cell" style:parent-style-name="Excel_BuiltIn_Comma" style:data-style-name="N36">
      <style:table-cell-properties fo:border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/>
    </style:style>
    <style:style style:name="ce25" style:family="table-cell" style:parent-style-name="Excel_BuiltIn_Comma" style:data-style-name="N36">
      <style:table-cell-properties fo:border-top="none" fo:border-bottom="none" fo:border-left="thin solid #000000" fo:border-right="thin solid #000000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6" style:family="table-cell" style:parent-style-name="Excel_BuiltIn_Comma" style:data-style-name="N36">
      <style:table-cell-properties fo:border-top="none" fo:border-bottom="none" fo:border-left="thin solid #000000" fo:border-right="none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Excel_BuiltIn_Comma" style:data-style-name="N36">
      <style:table-cell-properties fo:border="thin solid #000000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8" style:family="table-cell" style:parent-style-name="Excel_BuiltIn_Comma" style:data-style-name="N36">
      <style:table-cell-properties fo:border-top="thin solid #000000" fo:border-bottom="thin solid #000000" fo:border-left="thin solid #000000" fo:border-right="none"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4pt" style:font-size-asian="14pt" style:font-size-complex="14pt" style:text-underline-style="solid" style:text-underline-type="single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9.763125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2.51354166666667cm"/>
    </style:style>
    <style:style style:name="co6" style:family="table-column">
      <style:table-column-properties fo:break-before="auto" style:column-width="2.75166666666667cm"/>
    </style:style>
    <style:style style:name="co7" style:family="table-column">
      <style:table-column-properties fo:break-before="auto" style:column-width="2.91041666666667cm"/>
    </style:style>
    <style:style style:name="co8" style:family="table-column">
      <style:table-column-properties fo:break-before="page" style:column-width="2.75166666666667cm"/>
    </style:style>
    <style:style style:name="co9" style:family="table-column">
      <style:table-column-properties fo:break-before="auto" style:column-width="2.8575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98979166666667cm"/>
    </style:style>
    <style:style style:name="co12" style:family="table-column">
      <style:table-column-properties fo:break-before="auto" style:column-width="2.64583333333333cm"/>
    </style:style>
    <style:style style:name="co13" style:family="table-column">
      <style:table-column-properties fo:break-before="auto" style:column-width="1.905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4.25pt" style:use-optimal-row-height="false" fo:break-before="auto"/>
    </style:style>
    <style:style style:name="ro4" style:family="table-row">
      <style:table-row-properties style:row-height="18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27.75pt" style:use-optimal-row-height="false" fo:break-before="auto"/>
    </style:style>
    <style:style style:name="ro8" style:family="table-row">
      <style:table-row-properties style:row-height="20.85pt" style:use-optimal-row-height="false" fo:break-before="auto"/>
    </style:style>
    <style:style style:name="ro9" style:family="table-row">
      <style:table-row-properties style:row-height="13.35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4.8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Segoe UI" style:font-family-complex="Tahoma" style:font-family-generic="roman" style:font-pitch="variable" style:font-pitch-asian="variable" style:font-pitch-complex="variable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3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NOV_2017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6" table:default-cell-style-name="ce1"/>
        <table:table-column table:style-name="co8" table:default-cell-style-name="ce1"/>
        <table:table-column table:style-name="co6" table:number-columns-repeated="4" table:default-cell-style-name="ce1"/>
        <table:table-column table:style-name="co9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993" table:default-cell-style-name="ce1"/>
        <table:table-column table:style-name="co13" table:number-columns-repeated="15361" table:default-cell-style-name="ce1"/>
        <table:table-row table:style-name="ro1">
          <table:table-cell table:style-name="ce2">
            <draw:custom-shape svg:x="0.06614in" svg:y="0.07283in" svg:width="0.69606in" svg:height="0.77795in" draw:z-index="1" draw:id="id0" draw:style-name="a2" draw:name="AutoShape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?f0 ?f0 L ?f1 ?f0 ?f1 ?f1 ?f0 ?f1 ?f0 ?f0 Z N" draw:text-areas="?f4 ?f4 ?f5 ?f5">
                <draw:equation draw:name="f0" draw:formula="0"/>
                <draw:equation draw:name="f1" draw:formula="21600"/>
                <draw:equation draw:name="f2" draw:formula="?f1 - ?f0"/>
                <draw:equation draw:name="f3" draw:formula="?f2 / 21600"/>
                <draw:equation draw:name="f4" draw:formula="?f0 / ?f3"/>
                <draw:equation draw:name="f5" draw:formula="?f1 / ?f3"/>
              </draw:enhanced-geometry>
            </draw:custom-shape>
            <draw:frame draw:z-index="2" draw:id="id1" draw:style-name="a3" draw:name="Picture 2" svg:x="0.0311in" svg:y="0in" svg:width="3.03937in" svg:height="0.71575in" style:rel-width="scale" style:rel-height="scale">
              <draw:image xlink:href="media/image1.wmf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82" table:style-name="ce2"/>
        </table:table-row>
        <table:table-row table:style-name="ro1">
          <table:table-cell table:style-name="ce2"/>
          <table:table-cell table:style-name="ce4"/>
          <table:table-cell table:number-columns-repeated="16382" table:style-name="ce2"/>
        </table:table-row>
        <table:table-row table:style-name="ro2">
          <table:table-cell table:style-name="ce2"/>
          <table:table-cell table:style-name="ce4"/>
          <table:table-cell table:number-columns-repeated="16382" table:style-name="ce2"/>
        </table:table-row>
        <table:table-row table:number-rows-repeated="2" table:style-name="ro2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3">
          <table:table-cell table:style-name="ce2"/>
          <table:table-cell table:style-name="ce4"/>
          <table:table-cell table:number-columns-repeated="9" table:style-name="ce2"/>
          <table:table-cell table:style-name="ce5"/>
          <table:table-cell table:number-columns-repeated="16372" table:style-name="ce2"/>
        </table:table-row>
        <table:table-row table:style-name="ro2">
          <table:table-cell table:style-name="ce2"/>
          <table:table-cell table:style-name="ce4"/>
          <table:table-cell table:number-columns-repeated="7" table:style-name="ce2"/>
          <table:table-cell table:style-name="ce6"/>
          <table:table-cell table:number-columns-repeated="16374" table:style-name="ce2"/>
        </table:table-row>
        <table:table-row table:style-name="ro4">
          <table:table-cell office:value-type="string" table:number-columns-spanned="29" table:number-rows-spanned="1" table:style-name="ce29">
            <text:p>ARRECADAÇÃO DAS RECEITAS FEDERAIS POR UNIDADE DA FEDERAÇÃO ( preços correntes )</text:p>
          </table:table-cell>
          <table:covered-table-cell table:number-columns-repeated="28"/>
          <table:table-cell table:number-columns-repeated="16355" table:style-name="ce2"/>
        </table:table-row>
        <table:table-row table:style-name="ro5">
          <table:table-cell office:value-type="string" table:number-columns-spanned="29" table:number-rows-spanned="1" table:style-name="ce30">
            <text:p>Período: Novembro-2017</text:p>
          </table:table-cell>
          <table:covered-table-cell table:number-columns-repeated="28"/>
          <table:table-cell table:number-columns-repeated="16355" table:style-name="ce2"/>
        </table:table-row>
        <table:table-row table:style-name="ro6">
          <table:table-cell table:style-name="ce7"/>
          <table:table-cell table:number-columns-repeated="16383" table:style-name="ce1"/>
        </table:table-row>
        <table:table-row table:style-name="ro6">
          <table:table-cell office:value-type="string" table:style-name="ce8">
            <text:p>Em R$1,00</text:p>
          </table:table-cell>
          <table:table-cell table:number-columns-repeated="16383" table:style-name="ce1"/>
        </table:table-row>
        <table:table-row table:style-name="ro7">
          <table:table-cell office:value-type="string" table:style-name="ce9">
            <text:p>RECEITAS</text:p>
          </table:table-cell>
          <table:table-cell office:value-type="string" table:style-name="ce10">
            <text:p>AC</text:p>
          </table:table-cell>
          <table:table-cell office:value-type="string" table:style-name="ce10">
            <text:p>AL</text:p>
          </table:table-cell>
          <table:table-cell office:value-type="string" table:style-name="ce10">
            <text:p>AM</text:p>
          </table:table-cell>
          <table:table-cell office:value-type="string" table:style-name="ce10">
            <text:p>AP</text:p>
          </table:table-cell>
          <table:table-cell office:value-type="string" table:style-name="ce10">
            <text:p>BA</text:p>
          </table:table-cell>
          <table:table-cell office:value-type="string" table:style-name="ce10">
            <text:p>CE</text:p>
          </table:table-cell>
          <table:table-cell office:value-type="string" table:style-name="ce10">
            <text:p>DF</text:p>
          </table:table-cell>
          <table:table-cell office:value-type="string" table:style-name="ce10">
            <text:p>ES</text:p>
          </table:table-cell>
          <table:table-cell office:value-type="string" table:style-name="ce10">
            <text:p>GO</text:p>
          </table:table-cell>
          <table:table-cell office:value-type="string" table:style-name="ce10">
            <text:p>MA</text:p>
          </table:table-cell>
          <table:table-cell office:value-type="string" table:style-name="ce10">
            <text:p>MG</text:p>
          </table:table-cell>
          <table:table-cell office:value-type="string" table:style-name="ce10">
            <text:p>MS</text:p>
          </table:table-cell>
          <table:table-cell office:value-type="string" table:style-name="ce10">
            <text:p>MT</text:p>
          </table:table-cell>
          <table:table-cell office:value-type="string" table:style-name="ce10">
            <text:p>PA</text:p>
          </table:table-cell>
          <table:table-cell office:value-type="string" table:style-name="ce10">
            <text:p>PB</text:p>
          </table:table-cell>
          <table:table-cell office:value-type="string" table:style-name="ce10">
            <text:p>PE</text:p>
          </table:table-cell>
          <table:table-cell office:value-type="string" table:style-name="ce10">
            <text:p>PI</text:p>
          </table:table-cell>
          <table:table-cell office:value-type="string" table:style-name="ce10">
            <text:p>PR</text:p>
          </table:table-cell>
          <table:table-cell office:value-type="string" table:style-name="ce10">
            <text:p>RJ</text:p>
          </table:table-cell>
          <table:table-cell office:value-type="string" table:style-name="ce10">
            <text:p>RN</text:p>
          </table:table-cell>
          <table:table-cell office:value-type="string" table:style-name="ce10">
            <text:p>RO</text:p>
          </table:table-cell>
          <table:table-cell office:value-type="string" table:style-name="ce10">
            <text:p>RR</text:p>
          </table:table-cell>
          <table:table-cell office:value-type="string" table:style-name="ce10">
            <text:p>RS</text:p>
          </table:table-cell>
          <table:table-cell office:value-type="string" table:style-name="ce10">
            <text:p>SC</text:p>
          </table:table-cell>
          <table:table-cell office:value-type="string" table:style-name="ce10">
            <text:p>SE</text:p>
          </table:table-cell>
          <table:table-cell office:value-type="string" table:style-name="ce10">
            <text:p>SP</text:p>
          </table:table-cell>
          <table:table-cell office:value-type="string" table:style-name="ce10">
            <text:p>TO</text:p>
          </table:table-cell>
          <table:table-cell office:value-type="string" table:style-name="ce11">
            <text:p>TOTAL</text:p>
          </table:table-cell>
          <table:table-cell table:number-columns-repeated="16355" table:style-name="ce12"/>
        </table:table-row>
        <table:table-row table:style-name="ro6">
          <table:table-cell office:value-type="string" table:style-name="ce13">
            <text:p>IMPOSTO SOBRE IMPORTAÇÃO</text:p>
          </table:table-cell>
          <table:table-cell office:value-type="float" office:value="98.07" table:style-name="ce14">
            <text:p>98<text:s/></text:p>
          </table:table-cell>
          <table:table-cell office:value-type="float" office:value="90763.97" table:style-name="ce14">
            <text:p>90.764<text:s/></text:p>
          </table:table-cell>
          <table:table-cell office:value-type="float" office:value="65004359.280000001" table:style-name="ce14">
            <text:p>65.004.359<text:s/></text:p>
          </table:table-cell>
          <table:table-cell office:value-type="float" office:value="8680.64" table:style-name="ce14">
            <text:p>8.681<text:s/></text:p>
          </table:table-cell>
          <table:table-cell office:value-type="float" office:value="61938677.149999999" table:style-name="ce14">
            <text:p>61.938.677<text:s/></text:p>
          </table:table-cell>
          <table:table-cell office:value-type="float" office:value="35146551.060000002" table:style-name="ce14">
            <text:p>35.146.551<text:s/></text:p>
          </table:table-cell>
          <table:table-cell office:value-type="float" office:value="5181245.05" table:style-name="ce14">
            <text:p>5.181.245<text:s/></text:p>
          </table:table-cell>
          <table:table-cell office:value-type="float" office:value="142629022.09999999" table:style-name="ce14">
            <text:p>142.629.022<text:s/></text:p>
          </table:table-cell>
          <table:table-cell office:value-type="float" office:value="23571360.649999999" table:style-name="ce14">
            <text:p>23.571.361<text:s/></text:p>
          </table:table-cell>
          <table:table-cell office:value-type="float" office:value="12456422.6" table:style-name="ce14">
            <text:p>12.456.423<text:s/></text:p>
          </table:table-cell>
          <table:table-cell office:value-type="float" office:value="73217802.640000001" table:style-name="ce14">
            <text:p>73.217.803<text:s/></text:p>
          </table:table-cell>
          <table:table-cell office:value-type="float" office:value="153138.78" table:style-name="ce14">
            <text:p>153.139<text:s/></text:p>
          </table:table-cell>
          <table:table-cell office:value-type="float" office:value="819109.57" table:style-name="ce14">
            <text:p>819.110<text:s/></text:p>
          </table:table-cell>
          <table:table-cell office:value-type="float" office:value="4537482.54" table:style-name="ce14">
            <text:p>4.537.483<text:s/></text:p>
          </table:table-cell>
          <table:table-cell office:value-type="float" office:value="3242197.4" table:style-name="ce14">
            <text:p>3.242.197<text:s/></text:p>
          </table:table-cell>
          <table:table-cell office:value-type="float" office:value="98651151.590000004" table:style-name="ce14">
            <text:p>98.651.152<text:s/></text:p>
          </table:table-cell>
          <table:table-cell office:value-type="float" office:value="3787.93" table:style-name="ce14">
            <text:p>3.788<text:s/></text:p>
          </table:table-cell>
          <table:table-cell office:value-type="float" office:value="261704516.74000001" table:style-name="ce14">
            <text:p>261.704.517<text:s/></text:p>
          </table:table-cell>
          <table:table-cell office:value-type="float" office:value="260098137.33000001" table:style-name="ce14">
            <text:p>260.098.137<text:s/></text:p>
          </table:table-cell>
          <table:table-cell office:value-type="float" office:value="1705405.8" table:style-name="ce14">
            <text:p>1.705.406<text:s/></text:p>
          </table:table-cell>
          <table:table-cell office:value-type="float" office:value="166948.37" table:style-name="ce14">
            <text:p>166.948<text:s/></text:p>
          </table:table-cell>
          <table:table-cell office:value-type="float" office:value="17964.13" table:style-name="ce14">
            <text:p>17.964<text:s/></text:p>
          </table:table-cell>
          <table:table-cell office:value-type="float" office:value="100655190.86" table:style-name="ce14">
            <text:p>100.655.191<text:s/></text:p>
          </table:table-cell>
          <table:table-cell office:value-type="float" office:value="446493984.56999999" table:style-name="ce14">
            <text:p>446.493.985<text:s/></text:p>
          </table:table-cell>
          <table:table-cell office:value-type="float" office:value="2102762.7599999998" table:style-name="ce14">
            <text:p>2.102.763<text:s/></text:p>
          </table:table-cell>
          <table:table-cell office:value-type="float" office:value="1486742327.52" table:style-name="ce14">
            <text:p>1.486.742.328<text:s/></text:p>
          </table:table-cell>
          <table:table-cell office:value-type="float" office:value="6198.25" table:style-name="ce14">
            <text:p>6.198<text:s/></text:p>
          </table:table-cell>
          <table:table-cell office:value-type="float" office:value="3086345287.3499999" table:style-name="ce15">
            <text:p>3.086.345.28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EXPORTAÇÃO</text:p>
          </table:table-cell>
          <table:table-cell office:value-type="float" office:value="0" table:style-name="ce17">
            <text:p>-<text:s/></text:p>
          </table:table-cell>
          <table:table-cell office:value-type="float" office:value="1868.45" table:style-name="ce17">
            <text:p>1.868<text:s/></text:p>
          </table:table-cell>
          <table:table-cell office:value-type="float" office:value="-7.45" table:style-name="ce17">
            <text:p>(7)</text:p>
          </table:table-cell>
          <table:table-cell office:value-type="float" office:value="0" table:style-name="ce17">
            <text:p>-<text:s/></text:p>
          </table:table-cell>
          <table:table-cell office:value-type="float" office:value="-294.31" table:style-name="ce17">
            <text:p>(294)</text:p>
          </table:table-cell>
          <table:table-cell office:value-type="float" office:value="-11.45" table:style-name="ce17">
            <text:p>(11)</text:p>
          </table:table-cell>
          <table:table-cell office:value-type="float" office:value="4886.51" table:style-name="ce17">
            <text:p>4.887<text:s/></text:p>
          </table:table-cell>
          <table:table-cell office:value-type="float" office:value="-28.97" table:style-name="ce17">
            <text:p>(29)</text:p>
          </table:table-cell>
          <table:table-cell office:value-type="float" office:value="-97.43" table:style-name="ce17">
            <text:p>(97)</text:p>
          </table:table-cell>
          <table:table-cell office:value-type="float" office:value="30.08" table:style-name="ce17">
            <text:p>30<text:s/></text:p>
          </table:table-cell>
          <table:table-cell office:value-type="float" office:value="2187.4499999999998" table:style-name="ce17">
            <text:p>2.187<text:s/></text:p>
          </table:table-cell>
          <table:table-cell office:value-type="float" office:value="1442.14" table:style-name="ce17">
            <text:p>1.442<text:s/></text:p>
          </table:table-cell>
          <table:table-cell office:value-type="float" office:value="-1.28" table:style-name="ce17">
            <text:p>(1)</text:p>
          </table:table-cell>
          <table:table-cell office:value-type="float" office:value="22245" table:style-name="ce17">
            <text:p>22.245<text:s/></text:p>
          </table:table-cell>
          <table:table-cell office:value-type="float" office:value="-171.36" table:style-name="ce17">
            <text:p>(171)</text:p>
          </table:table-cell>
          <table:table-cell office:value-type="float" office:value="-263.97000000000003" table:style-name="ce17">
            <text:p>(264)</text:p>
          </table:table-cell>
          <table:table-cell office:value-type="float" office:value="14.35" table:style-name="ce17">
            <text:p>14<text:s/></text:p>
          </table:table-cell>
          <table:table-cell office:value-type="float" office:value="-764.63" table:style-name="ce17">
            <text:p>(765)</text:p>
          </table:table-cell>
          <table:table-cell office:value-type="float" office:value="1999.21" table:style-name="ce17">
            <text:p>1.999<text:s/></text:p>
          </table:table-cell>
          <table:table-cell office:value-type="float" office:value="-2.4700000000000002" table:style-name="ce17">
            <text:p>(2)</text:p>
          </table:table-cell>
          <table:table-cell office:value-type="float" office:value="-21.26" table:style-name="ce17">
            <text:p>(21)</text:p>
          </table:table-cell>
          <table:table-cell office:value-type="float" office:value="-0.46" table:style-name="ce17">
            <text:p>(0)</text:p>
          </table:table-cell>
          <table:table-cell office:value-type="float" office:value="44163.96" table:style-name="ce17">
            <text:p>44.164<text:s/></text:p>
          </table:table-cell>
          <table:table-cell office:value-type="float" office:value="399601.78" table:style-name="ce17">
            <text:p>399.602<text:s/></text:p>
          </table:table-cell>
          <table:table-cell office:value-type="float" office:value="1024.8" table:style-name="ce17">
            <text:p>1.025<text:s/></text:p>
          </table:table-cell>
          <table:table-cell office:value-type="float" office:value="679942.67" table:style-name="ce17">
            <text:p>679.943<text:s/></text:p>
          </table:table-cell>
          <table:table-cell office:value-type="float" office:value="-0.09" table:style-name="ce17">
            <text:p>(0)</text:p>
          </table:table-cell>
          <table:table-cell office:value-type="float" office:value="1157741.27" table:style-name="ce18">
            <text:p>1.157.74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PI - TOTAL</text:p>
          </table:table-cell>
          <table:table-cell office:value-type="float" office:value="219217.98" table:style-name="ce17">
            <text:p>219.218<text:s/></text:p>
          </table:table-cell>
          <table:table-cell office:value-type="float" office:value="12334479.810000001" table:style-name="ce17">
            <text:p>12.334.480<text:s/></text:p>
          </table:table-cell>
          <table:table-cell office:value-type="float" office:value="12530939.07" table:style-name="ce17">
            <text:p>12.530.939<text:s/></text:p>
          </table:table-cell>
          <table:table-cell office:value-type="float" office:value="119291.96" table:style-name="ce17">
            <text:p>119.292<text:s/></text:p>
          </table:table-cell>
          <table:table-cell office:value-type="float" office:value="201254843.69" table:style-name="ce17">
            <text:p>201.254.844<text:s/></text:p>
          </table:table-cell>
          <table:table-cell office:value-type="float" office:value="34253887.82" table:style-name="ce17">
            <text:p>34.253.888<text:s/></text:p>
          </table:table-cell>
          <table:table-cell office:value-type="float" office:value="7128129.5800000001" table:style-name="ce17">
            <text:p>7.128.130<text:s/></text:p>
          </table:table-cell>
          <table:table-cell office:value-type="float" office:value="153134617.05000001" table:style-name="ce17">
            <text:p>153.134.617<text:s/></text:p>
          </table:table-cell>
          <table:table-cell office:value-type="float" office:value="37100856.969999999" table:style-name="ce17">
            <text:p>37.100.857<text:s/></text:p>
          </table:table-cell>
          <table:table-cell office:value-type="float" office:value="6124891.6799999997" table:style-name="ce17">
            <text:p>6.124.892<text:s/></text:p>
          </table:table-cell>
          <table:table-cell office:value-type="float" office:value="562954134.84000003" table:style-name="ce17">
            <text:p>562.954.135<text:s/></text:p>
          </table:table-cell>
          <table:table-cell office:value-type="float" office:value="9284962.3200000003" table:style-name="ce17">
            <text:p>9.284.962<text:s/></text:p>
          </table:table-cell>
          <table:table-cell office:value-type="float" office:value="12532584.51" table:style-name="ce17">
            <text:p>12.532.585<text:s/></text:p>
          </table:table-cell>
          <table:table-cell office:value-type="float" office:value="8709551.9100000001" table:style-name="ce17">
            <text:p>8.709.552<text:s/></text:p>
          </table:table-cell>
          <table:table-cell office:value-type="float" office:value="7164692.5199999996" table:style-name="ce17">
            <text:p>7.164.693<text:s/></text:p>
          </table:table-cell>
          <table:table-cell office:value-type="float" office:value="134559893.09999999" table:style-name="ce17">
            <text:p>134.559.893<text:s/></text:p>
          </table:table-cell>
          <table:table-cell office:value-type="float" office:value="3587997.34" table:style-name="ce17">
            <text:p>3.587.997<text:s/></text:p>
          </table:table-cell>
          <table:table-cell office:value-type="float" office:value="334643501.25" table:style-name="ce17">
            <text:p>334.643.501<text:s/></text:p>
          </table:table-cell>
          <table:table-cell office:value-type="float" office:value="334442477.18000001" table:style-name="ce17">
            <text:p>334.442.477<text:s/></text:p>
          </table:table-cell>
          <table:table-cell office:value-type="float" office:value="5102459.71" table:style-name="ce17">
            <text:p>5.102.460<text:s/></text:p>
          </table:table-cell>
          <table:table-cell office:value-type="float" office:value="3216125.71" table:style-name="ce17">
            <text:p>3.216.126<text:s/></text:p>
          </table:table-cell>
          <table:table-cell office:value-type="float" office:value="155121.98000000001" table:style-name="ce17">
            <text:p>155.122<text:s/></text:p>
          </table:table-cell>
          <table:table-cell office:value-type="float" office:value="453150759.56999999" table:style-name="ce17">
            <text:p>453.150.760<text:s/></text:p>
          </table:table-cell>
          <table:table-cell office:value-type="float" office:value="339948437.05000001" table:style-name="ce17">
            <text:p>339.948.437<text:s/></text:p>
          </table:table-cell>
          <table:table-cell office:value-type="float" office:value="8820509.2400000002" table:style-name="ce17">
            <text:p>8.820.509<text:s/></text:p>
          </table:table-cell>
          <table:table-cell office:value-type="float" office:value="1964698721.6400001" table:style-name="ce17">
            <text:p>1.964.698.722<text:s/></text:p>
          </table:table-cell>
          <table:table-cell office:value-type="float" office:value="607810.4" table:style-name="ce17">
            <text:p>607.810<text:s/></text:p>
          </table:table-cell>
          <table:table-cell office:value-type="float" office:value="4647780895.8800001" table:style-name="ce18">
            <text:p>4.647.780.89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FUMO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6596548.449999999" table:style-name="ce17">
            <text:p>26.596.548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4975.05" table:style-name="ce17">
            <text:p>44.97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5189424.81" table:style-name="ce17">
            <text:p>365.189.42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91.31" table:style-name="ce17">
            <text:p>391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18.3" table:style-name="ce17">
            <text:p>2.018<text:s/></text:p>
          </table:table-cell>
          <table:table-cell office:value-type="float" office:value="17530" table:style-name="ce17">
            <text:p>17.530<text:s/></text:p>
          </table:table-cell>
          <table:table-cell office:value-type="float" office:value="7734" table:style-name="ce17">
            <text:p>7.73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92311695" table:style-name="ce17">
            <text:p>92.311.695<text:s/></text:p>
          </table:table-cell>
          <table:table-cell office:value-type="float" office:value="1192.6500000000001" table:style-name="ce17">
            <text:p>1.193<text:s/></text:p>
          </table:table-cell>
          <table:table-cell office:value-type="float" office:value="918031.94" table:style-name="ce17">
            <text:p>918.032<text:s/></text:p>
          </table:table-cell>
          <table:table-cell office:value-type="float" office:value="196391.64" table:style-name="ce17">
            <text:p>196.39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85285933.14999998" table:style-name="ce18">
            <text:p>485.285.93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BEBIDAS</text:p>
          </table:table-cell>
          <table:table-cell office:value-type="float" office:value="190825.91" table:style-name="ce17">
            <text:p>190.826<text:s/></text:p>
          </table:table-cell>
          <table:table-cell office:value-type="float" office:value="811677.54" table:style-name="ce17">
            <text:p>811.678<text:s/></text:p>
          </table:table-cell>
          <table:table-cell office:value-type="float" office:value="3352374" table:style-name="ce17">
            <text:p>3.352.37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419349.08" table:style-name="ce17">
            <text:p>14.419.349<text:s/></text:p>
          </table:table-cell>
          <table:table-cell office:value-type="float" office:value="9024737.1799999997" table:style-name="ce17">
            <text:p>9.024.737<text:s/></text:p>
          </table:table-cell>
          <table:table-cell office:value-type="float" office:value="1977537.74" table:style-name="ce17">
            <text:p>1.977.538<text:s/></text:p>
          </table:table-cell>
          <table:table-cell office:value-type="float" office:value="671183.71" table:style-name="ce17">
            <text:p>671.184<text:s/></text:p>
          </table:table-cell>
          <table:table-cell office:value-type="float" office:value="8288834.9100000001" table:style-name="ce17">
            <text:p>8.288.835<text:s/></text:p>
          </table:table-cell>
          <table:table-cell office:value-type="float" office:value="4933265.09" table:style-name="ce17">
            <text:p>4.933.265<text:s/></text:p>
          </table:table-cell>
          <table:table-cell office:value-type="float" office:value="31408031.32" table:style-name="ce17">
            <text:p>31.408.031<text:s/></text:p>
          </table:table-cell>
          <table:table-cell office:value-type="float" office:value="759751.06" table:style-name="ce17">
            <text:p>759.751<text:s/></text:p>
          </table:table-cell>
          <table:table-cell office:value-type="float" office:value="7897704.1900000004" table:style-name="ce17">
            <text:p>7.897.704<text:s/></text:p>
          </table:table-cell>
          <table:table-cell office:value-type="float" office:value="1307073.6299999999" table:style-name="ce17">
            <text:p>1.307.074<text:s/></text:p>
          </table:table-cell>
          <table:table-cell office:value-type="float" office:value="1519873.04" table:style-name="ce17">
            <text:p>1.519.873<text:s/></text:p>
          </table:table-cell>
          <table:table-cell office:value-type="float" office:value="24412846.530000001" table:style-name="ce17">
            <text:p>24.412.847<text:s/></text:p>
          </table:table-cell>
          <table:table-cell office:value-type="float" office:value="568604.05000000005" table:style-name="ce17">
            <text:p>568.604<text:s/></text:p>
          </table:table-cell>
          <table:table-cell office:value-type="float" office:value="8474324.1500000004" table:style-name="ce17">
            <text:p>8.474.324<text:s/></text:p>
          </table:table-cell>
          <table:table-cell office:value-type="float" office:value="35589232.469999999" table:style-name="ce17">
            <text:p>35.589.232<text:s/></text:p>
          </table:table-cell>
          <table:table-cell office:value-type="float" office:value="687731.72" table:style-name="ce17">
            <text:p>687.732<text:s/></text:p>
          </table:table-cell>
          <table:table-cell office:value-type="float" office:value="130845.78" table:style-name="ce17">
            <text:p>130.846<text:s/></text:p>
          </table:table-cell>
          <table:table-cell office:value-type="float" office:value="3903.76" table:style-name="ce17">
            <text:p>3.904<text:s/></text:p>
          </table:table-cell>
          <table:table-cell office:value-type="float" office:value="13818760.310000001" table:style-name="ce17">
            <text:p>13.818.760<text:s/></text:p>
          </table:table-cell>
          <table:table-cell office:value-type="float" office:value="10070445.949999999" table:style-name="ce17">
            <text:p>10.070.446<text:s/></text:p>
          </table:table-cell>
          <table:table-cell office:value-type="float" office:value="2270004.83" table:style-name="ce17">
            <text:p>2.270.005<text:s/></text:p>
          </table:table-cell>
          <table:table-cell office:value-type="float" office:value="86358491.140000001" table:style-name="ce17">
            <text:p>86.358.491<text:s/></text:p>
          </table:table-cell>
          <table:table-cell office:value-type="float" office:value="46319.45" table:style-name="ce17">
            <text:p>46.319<text:s/></text:p>
          </table:table-cell>
          <table:table-cell office:value-type="float" office:value="268993728.53999996" table:style-name="ce18">
            <text:p>268.993.72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AUTOMÓVEIS</text:p>
          </table:table-cell>
          <table:table-cell office:value-type="float" office:value="12023.54" table:style-name="ce17">
            <text:p>12.0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923.8" table:style-name="ce17">
            <text:p>12.92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6400390.0300000003" table:style-name="ce17">
            <text:p>6.400.390<text:s/></text:p>
          </table:table-cell>
          <table:table-cell office:value-type="float" office:value="6339943.4800000004" table:style-name="ce17">
            <text:p>6.339.94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0829.449999999997" table:style-name="ce17">
            <text:p>40.82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333.76" table:style-name="ce17">
            <text:p>5.334<text:s/></text:p>
          </table:table-cell>
          <table:table-cell office:value-type="float" office:value="14116943.84" table:style-name="ce17">
            <text:p>14.116.944<text:s/></text:p>
          </table:table-cell>
          <table:table-cell office:value-type="float" office:value="4779.05" table:style-name="ce17">
            <text:p>4.779<text:s/></text:p>
          </table:table-cell>
          <table:table-cell office:value-type="float" office:value="53403760.539999999" table:style-name="ce17">
            <text:p>53.403.761<text:s/></text:p>
          </table:table-cell>
          <table:table-cell office:value-type="float" office:value="38684834.670000002" table:style-name="ce17">
            <text:p>38.684.835<text:s/></text:p>
          </table:table-cell>
          <table:table-cell office:value-type="float" office:value="6745.91" table:style-name="ce17">
            <text:p>6.746<text:s/></text:p>
          </table:table-cell>
          <table:table-cell office:value-type="float" office:value="6559.7" table:style-name="ce17">
            <text:p>6.560<text:s/></text:p>
          </table:table-cell>
          <table:table-cell office:value-type="float" office:value="4597.42" table:style-name="ce17">
            <text:p>4.597<text:s/></text:p>
          </table:table-cell>
          <table:table-cell office:value-type="float" office:value="38975265.25" table:style-name="ce17">
            <text:p>38.975.265<text:s/></text:p>
          </table:table-cell>
          <table:table-cell office:value-type="float" office:value="22685.55" table:style-name="ce17">
            <text:p>22.68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08266041.56999999" table:style-name="ce17">
            <text:p>208.266.04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6303657.56" table:style-name="ce18">
            <text:p>366.303.65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PI - VINCULADO À IMPORTACAO</text:p>
          </table:table-cell>
          <table:table-cell office:value-type="float" office:value="0" table:style-name="ce17">
            <text:p>-<text:s/></text:p>
          </table:table-cell>
          <table:table-cell office:value-type="float" office:value="23698.87" table:style-name="ce17">
            <text:p>23.699<text:s/></text:p>
          </table:table-cell>
          <table:table-cell office:value-type="float" office:value="6902519.6799999997" table:style-name="ce17">
            <text:p>6.902.520<text:s/></text:p>
          </table:table-cell>
          <table:table-cell office:value-type="float" office:value="3425.57" table:style-name="ce17">
            <text:p>3.426<text:s/></text:p>
          </table:table-cell>
          <table:table-cell office:value-type="float" office:value="59049743.25" table:style-name="ce17">
            <text:p>59.049.743<text:s/></text:p>
          </table:table-cell>
          <table:table-cell office:value-type="float" office:value="11838736.060000001" table:style-name="ce17">
            <text:p>11.838.736<text:s/></text:p>
          </table:table-cell>
          <table:table-cell office:value-type="float" office:value="725499.39" table:style-name="ce17">
            <text:p>725.499<text:s/></text:p>
          </table:table-cell>
          <table:table-cell office:value-type="float" office:value="103201876.98" table:style-name="ce17">
            <text:p>103.201.877<text:s/></text:p>
          </table:table-cell>
          <table:table-cell office:value-type="float" office:value="3385610.65" table:style-name="ce17">
            <text:p>3.385.611<text:s/></text:p>
          </table:table-cell>
          <table:table-cell office:value-type="float" office:value="297095.78999999998" table:style-name="ce17">
            <text:p>297.096<text:s/></text:p>
          </table:table-cell>
          <table:table-cell office:value-type="float" office:value="36495209.520000003" table:style-name="ce17">
            <text:p>36.495.210<text:s/></text:p>
          </table:table-cell>
          <table:table-cell office:value-type="float" office:value="186632.74" table:style-name="ce17">
            <text:p>186.633<text:s/></text:p>
          </table:table-cell>
          <table:table-cell office:value-type="float" office:value="534394.96" table:style-name="ce17">
            <text:p>534.395<text:s/></text:p>
          </table:table-cell>
          <table:table-cell office:value-type="float" office:value="2198874.4" table:style-name="ce17">
            <text:p>2.198.874<text:s/></text:p>
          </table:table-cell>
          <table:table-cell office:value-type="float" office:value="1693374.94" table:style-name="ce17">
            <text:p>1.693.375<text:s/></text:p>
          </table:table-cell>
          <table:table-cell office:value-type="float" office:value="45720709.420000002" table:style-name="ce17">
            <text:p>45.720.70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23207846.94" table:style-name="ce17">
            <text:p>123.207.847<text:s/></text:p>
          </table:table-cell>
          <table:table-cell office:value-type="float" office:value="106244788.88" table:style-name="ce17">
            <text:p>106.244.789<text:s/></text:p>
          </table:table-cell>
          <table:table-cell office:value-type="float" office:value="236937.33" table:style-name="ce17">
            <text:p>236.937<text:s/></text:p>
          </table:table-cell>
          <table:table-cell office:value-type="float" office:value="31448.12" table:style-name="ce17">
            <text:p>31.448<text:s/></text:p>
          </table:table-cell>
          <table:table-cell office:value-type="float" office:value="129679.89" table:style-name="ce17">
            <text:p>129.680<text:s/></text:p>
          </table:table-cell>
          <table:table-cell office:value-type="float" office:value="147840608.69" table:style-name="ce17">
            <text:p>147.840.609<text:s/></text:p>
          </table:table-cell>
          <table:table-cell office:value-type="float" office:value="183939386.77000001" table:style-name="ce17">
            <text:p>183.939.387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74547910.00999999" table:style-name="ce17">
            <text:p>574.547.910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408436008.8499999" table:style-name="ce18">
            <text:p>1.408.436.00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9">
            <text:p><text:s text:c="2"/>IPI - OUTROS</text:p>
          </table:table-cell>
          <table:table-cell office:value-type="float" office:value="16368.53" table:style-name="ce17">
            <text:p>16.369<text:s/></text:p>
          </table:table-cell>
          <table:table-cell office:value-type="float" office:value="11499103.399999999" table:style-name="ce17">
            <text:p>11.499.103<text:s/></text:p>
          </table:table-cell>
          <table:table-cell office:value-type="float" office:value="2263121.59" table:style-name="ce17">
            <text:p>2.263.122<text:s/></text:p>
          </table:table-cell>
          <table:table-cell office:value-type="float" office:value="115866.39000000001" table:style-name="ce17">
            <text:p>115.866<text:s/></text:p>
          </table:table-cell>
          <table:table-cell office:value-type="float" office:value="101189202.91" table:style-name="ce17">
            <text:p>101.189.203<text:s/></text:p>
          </table:table-cell>
          <table:table-cell office:value-type="float" office:value="13390414.58" table:style-name="ce17">
            <text:p>13.390.415<text:s/></text:p>
          </table:table-cell>
          <table:table-cell office:value-type="float" office:value="4425092.4499999993" table:style-name="ce17">
            <text:p>4.425.092<text:s/></text:p>
          </table:table-cell>
          <table:table-cell office:value-type="float" office:value="42861166.330000006" table:style-name="ce17">
            <text:p>42.861.166<text:s/></text:p>
          </table:table-cell>
          <table:table-cell office:value-type="float" office:value="19041492.879999999" table:style-name="ce17">
            <text:p>19.041.493<text:s/></text:p>
          </table:table-cell>
          <table:table-cell office:value-type="float" office:value="894530.8" table:style-name="ce17">
            <text:p>894.531<text:s/></text:p>
          </table:table-cell>
          <table:table-cell office:value-type="float" office:value="129820639.74000001" table:style-name="ce17">
            <text:p>129.820.640<text:s/></text:p>
          </table:table-cell>
          <table:table-cell office:value-type="float" office:value="8338578.5200000005" table:style-name="ce17">
            <text:p>8.338.579<text:s/></text:p>
          </table:table-cell>
          <table:table-cell office:value-type="float" office:value="4100094.05" table:style-name="ce17">
            <text:p>4.100.094<text:s/></text:p>
          </table:table-cell>
          <table:table-cell office:value-type="float" office:value="5203603.88" table:style-name="ce17">
            <text:p>5.203.604<text:s/></text:p>
          </table:table-cell>
          <table:table-cell office:value-type="float" office:value="3946110.7800000003" table:style-name="ce17">
            <text:p>3.946.111<text:s/></text:p>
          </table:table-cell>
          <table:table-cell office:value-type="float" office:value="50309393.310000002" table:style-name="ce17">
            <text:p>50.309.393<text:s/></text:p>
          </table:table-cell>
          <table:table-cell office:value-type="float" office:value="3014614.2399999998" table:style-name="ce17">
            <text:p>3.014.614<text:s/></text:p>
          </table:table-cell>
          <table:table-cell office:value-type="float" office:value="149555551.31999999" table:style-name="ce17">
            <text:p>149.555.551<text:s/></text:p>
          </table:table-cell>
          <table:table-cell office:value-type="float" office:value="153906091.16" table:style-name="ce17">
            <text:p>153.906.091<text:s/></text:p>
          </table:table-cell>
          <table:table-cell office:value-type="float" office:value="4163310.75" table:style-name="ce17">
            <text:p>4.163.311<text:s/></text:p>
          </table:table-cell>
          <table:table-cell office:value-type="float" office:value="3047272.11" table:style-name="ce17">
            <text:p>3.047.272<text:s/></text:p>
          </table:table-cell>
          <table:table-cell office:value-type="float" office:value="16940.91" table:style-name="ce17">
            <text:p>16.941<text:s/></text:p>
          </table:table-cell>
          <table:table-cell office:value-type="float" office:value="160204430.31999999" table:style-name="ce17">
            <text:p>160.204.430<text:s/></text:p>
          </table:table-cell>
          <table:table-cell office:value-type="float" office:value="145914726.13" table:style-name="ce17">
            <text:p>145.914.726<text:s/></text:p>
          </table:table-cell>
          <table:table-cell office:value-type="float" office:value="5632472.4699999997" table:style-name="ce17">
            <text:p>5.632.472<text:s/></text:p>
          </table:table-cell>
          <table:table-cell office:value-type="float" office:value="1095329887.28" table:style-name="ce17">
            <text:p>1.095.329.887<text:s/></text:p>
          </table:table-cell>
          <table:table-cell office:value-type="float" office:value="561490.94999999995" table:style-name="ce17">
            <text:p>561.491<text:s/></text:p>
          </table:table-cell>
          <table:table-cell office:value-type="float" office:value="2118761567.78" table:style-name="ce18">
            <text:p>2.118.761.56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OBRE A RENDA - TOTAL</text:p>
          </table:table-cell>
          <table:table-cell office:value-type="float" office:value="26606144.280000001" table:style-name="ce17">
            <text:p>26.606.144<text:s/></text:p>
          </table:table-cell>
          <table:table-cell office:value-type="float" office:value="77593665.519999996" table:style-name="ce17">
            <text:p>77.593.666<text:s/></text:p>
          </table:table-cell>
          <table:table-cell office:value-type="float" office:value="279258707.97000003" table:style-name="ce17">
            <text:p>279.258.708<text:s/></text:p>
          </table:table-cell>
          <table:table-cell office:value-type="float" office:value="15584309.49" table:style-name="ce17">
            <text:p>15.584.309<text:s/></text:p>
          </table:table-cell>
          <table:table-cell office:value-type="float" office:value="392356526.24000001" table:style-name="ce17">
            <text:p>392.356.526<text:s/></text:p>
          </table:table-cell>
          <table:table-cell office:value-type="float" office:value="328315760.73000002" table:style-name="ce17">
            <text:p>328.315.761<text:s/></text:p>
          </table:table-cell>
          <table:table-cell office:value-type="float" office:value="5037633064.9500008" table:style-name="ce17">
            <text:p>5.037.633.065<text:s/></text:p>
          </table:table-cell>
          <table:table-cell office:value-type="float" office:value="233853142.72" table:style-name="ce17">
            <text:p>233.853.143<text:s/></text:p>
          </table:table-cell>
          <table:table-cell office:value-type="float" office:value="296769799.99000001" table:style-name="ce17">
            <text:p>296.769.800<text:s/></text:p>
          </table:table-cell>
          <table:table-cell office:value-type="float" office:value="106072799.98" table:style-name="ce17">
            <text:p>106.072.800<text:s/></text:p>
          </table:table-cell>
          <table:table-cell office:value-type="float" office:value="1165694793.8499999" table:style-name="ce17">
            <text:p>1.165.694.794<text:s/></text:p>
          </table:table-cell>
          <table:table-cell office:value-type="float" office:value="133424630.52" table:style-name="ce17">
            <text:p>133.424.631<text:s/></text:p>
          </table:table-cell>
          <table:table-cell office:value-type="float" office:value="178668472.77000001" table:style-name="ce17">
            <text:p>178.668.473<text:s/></text:p>
          </table:table-cell>
          <table:table-cell office:value-type="float" office:value="202904084.53" table:style-name="ce17">
            <text:p>202.904.085<text:s/></text:p>
          </table:table-cell>
          <table:table-cell office:value-type="float" office:value="130756430.3" table:style-name="ce17">
            <text:p>130.756.430<text:s/></text:p>
          </table:table-cell>
          <table:table-cell office:value-type="float" office:value="355249134.24000001" table:style-name="ce17">
            <text:p>355.249.134<text:s/></text:p>
          </table:table-cell>
          <table:table-cell office:value-type="float" office:value="75893408.379999995" table:style-name="ce17">
            <text:p>75.893.408<text:s/></text:p>
          </table:table-cell>
          <table:table-cell office:value-type="float" office:value="961554842.28999996" table:style-name="ce17">
            <text:p>961.554.842<text:s/></text:p>
          </table:table-cell>
          <table:table-cell office:value-type="float" office:value="3748284079" table:style-name="ce17">
            <text:p>3.748.284.079<text:s/></text:p>
          </table:table-cell>
          <table:table-cell office:value-type="float" office:value="113220632.02" table:style-name="ce17">
            <text:p>113.220.632<text:s/></text:p>
          </table:table-cell>
          <table:table-cell office:value-type="float" office:value="55211135.920000002" table:style-name="ce17">
            <text:p>55.211.136<text:s/></text:p>
          </table:table-cell>
          <table:table-cell office:value-type="float" office:value="18657925.219999999" table:style-name="ce17">
            <text:p>18.657.925<text:s/></text:p>
          </table:table-cell>
          <table:table-cell office:value-type="float" office:value="1084614958.1700001" table:style-name="ce17">
            <text:p>1.084.614.958<text:s/></text:p>
          </table:table-cell>
          <table:table-cell office:value-type="float" office:value="623845102.92999995" table:style-name="ce17">
            <text:p>623.845.103<text:s/></text:p>
          </table:table-cell>
          <table:table-cell office:value-type="float" office:value="72849446.359999999" table:style-name="ce17">
            <text:p>72.849.446<text:s/></text:p>
          </table:table-cell>
          <table:table-cell office:value-type="float" office:value="10683721327.85" table:style-name="ce17">
            <text:p>10.683.721.328<text:s/></text:p>
          </table:table-cell>
          <table:table-cell office:value-type="float" office:value="41724626.869999997" table:style-name="ce17">
            <text:p>41.724.627<text:s/></text:p>
          </table:table-cell>
          <table:table-cell office:value-type="float" office:value="26440318953.09" table:style-name="ce18">
            <text:p>26.440.318.953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F</text:p>
          </table:table-cell>
          <table:table-cell office:value-type="float" office:value="5117333.5199999996" table:style-name="ce17">
            <text:p>5.117.334<text:s/></text:p>
          </table:table-cell>
          <table:table-cell office:value-type="float" office:value="15359983.1" table:style-name="ce17">
            <text:p>15.359.983<text:s/></text:p>
          </table:table-cell>
          <table:table-cell office:value-type="float" office:value="15292759.130000001" table:style-name="ce17">
            <text:p>15.292.759<text:s/></text:p>
          </table:table-cell>
          <table:table-cell office:value-type="float" office:value="3515053.25" table:style-name="ce17">
            <text:p>3.515.053<text:s/></text:p>
          </table:table-cell>
          <table:table-cell office:value-type="float" office:value="61447390.609999999" table:style-name="ce17">
            <text:p>61.447.391<text:s/></text:p>
          </table:table-cell>
          <table:table-cell office:value-type="float" office:value="36843818.789999999" table:style-name="ce17">
            <text:p>36.843.819<text:s/></text:p>
          </table:table-cell>
          <table:table-cell office:value-type="float" office:value="58454701.140000001" table:style-name="ce17">
            <text:p>58.454.701<text:s/></text:p>
          </table:table-cell>
          <table:table-cell office:value-type="float" office:value="27454559.640000001" table:style-name="ce17">
            <text:p>27.454.560<text:s/></text:p>
          </table:table-cell>
          <table:table-cell office:value-type="float" office:value="51786562.009999998" table:style-name="ce17">
            <text:p>51.786.562<text:s/></text:p>
          </table:table-cell>
          <table:table-cell office:value-type="float" office:value="23502059.52" table:style-name="ce17">
            <text:p>23.502.060<text:s/></text:p>
          </table:table-cell>
          <table:table-cell office:value-type="float" office:value="173444074.18000001" table:style-name="ce17">
            <text:p>173.444.074<text:s/></text:p>
          </table:table-cell>
          <table:table-cell office:value-type="float" office:value="30809021.239999998" table:style-name="ce17">
            <text:p>30.809.021<text:s/></text:p>
          </table:table-cell>
          <table:table-cell office:value-type="float" office:value="25493577.359999999" table:style-name="ce17">
            <text:p>25.493.577<text:s/></text:p>
          </table:table-cell>
          <table:table-cell office:value-type="float" office:value="35796722.109999999" table:style-name="ce17">
            <text:p>35.796.722<text:s/></text:p>
          </table:table-cell>
          <table:table-cell office:value-type="float" office:value="21092364.010000002" table:style-name="ce17">
            <text:p>21.092.364<text:s/></text:p>
          </table:table-cell>
          <table:table-cell office:value-type="float" office:value="64735399.340000004" table:style-name="ce17">
            <text:p>64.735.399<text:s/></text:p>
          </table:table-cell>
          <table:table-cell office:value-type="float" office:value="14552359.390000001" table:style-name="ce17">
            <text:p>14.552.359<text:s/></text:p>
          </table:table-cell>
          <table:table-cell office:value-type="float" office:value="123598774.45" table:style-name="ce17">
            <text:p>123.598.774<text:s/></text:p>
          </table:table-cell>
          <table:table-cell office:value-type="float" office:value="320533464.57999998" table:style-name="ce17">
            <text:p>320.533.465<text:s/></text:p>
          </table:table-cell>
          <table:table-cell office:value-type="float" office:value="19818535.899999999" table:style-name="ce17">
            <text:p>19.818.536<text:s/></text:p>
          </table:table-cell>
          <table:table-cell office:value-type="float" office:value="9602969.1400000006" table:style-name="ce17">
            <text:p>9.602.969<text:s/></text:p>
          </table:table-cell>
          <table:table-cell office:value-type="float" office:value="3698442.77" table:style-name="ce17">
            <text:p>3.698.443<text:s/></text:p>
          </table:table-cell>
          <table:table-cell office:value-type="float" office:value="151117973.19999999" table:style-name="ce17">
            <text:p>151.117.973<text:s/></text:p>
          </table:table-cell>
          <table:table-cell office:value-type="float" office:value="92045886.709999993" table:style-name="ce17">
            <text:p>92.045.887<text:s/></text:p>
          </table:table-cell>
          <table:table-cell office:value-type="float" office:value="15936841.380000001" table:style-name="ce17">
            <text:p>15.936.841<text:s/></text:p>
          </table:table-cell>
          <table:table-cell office:value-type="float" office:value="835724045.40999997" table:style-name="ce17">
            <text:p>835.724.045<text:s/></text:p>
          </table:table-cell>
          <table:table-cell office:value-type="float" office:value="6665980.3600000003" table:style-name="ce17">
            <text:p>6.665.980<text:s/></text:p>
          </table:table-cell>
          <table:table-cell office:value-type="float" office:value="2243440652.2400007" table:style-name="ce18">
            <text:p>2.243.440.65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RPJ</text:p>
          </table:table-cell>
          <table:table-cell office:value-type="float" office:value="9177101.1699999999" table:style-name="ce17">
            <text:p>9.177.101<text:s/></text:p>
          </table:table-cell>
          <table:table-cell office:value-type="float" office:value="17300109.34" table:style-name="ce17">
            <text:p>17.300.109<text:s/></text:p>
          </table:table-cell>
          <table:table-cell office:value-type="float" office:value="166504816.88" table:style-name="ce17">
            <text:p>166.504.817<text:s/></text:p>
          </table:table-cell>
          <table:table-cell office:value-type="float" office:value="4520580.68" table:style-name="ce17">
            <text:p>4.520.581<text:s/></text:p>
          </table:table-cell>
          <table:table-cell office:value-type="float" office:value="120007012.18000001" table:style-name="ce17">
            <text:p>120.007.012<text:s/></text:p>
          </table:table-cell>
          <table:table-cell office:value-type="float" office:value="96388358.069999993" table:style-name="ce17">
            <text:p>96.388.358<text:s/></text:p>
          </table:table-cell>
          <table:table-cell office:value-type="float" office:value="337352401.38" table:style-name="ce17">
            <text:p>337.352.401<text:s/></text:p>
          </table:table-cell>
          <table:table-cell office:value-type="float" office:value="83606684.829999998" table:style-name="ce17">
            <text:p>83.606.685<text:s/></text:p>
          </table:table-cell>
          <table:table-cell office:value-type="float" office:value="101081773.23" table:style-name="ce17">
            <text:p>101.081.773<text:s/></text:p>
          </table:table-cell>
          <table:table-cell office:value-type="float" office:value="27714652.309999999" table:style-name="ce17">
            <text:p>27.714.652<text:s/></text:p>
          </table:table-cell>
          <table:table-cell office:value-type="float" office:value="384648243.00999999" table:style-name="ce17">
            <text:p>384.648.243<text:s/></text:p>
          </table:table-cell>
          <table:table-cell office:value-type="float" office:value="45834666.189999998" table:style-name="ce17">
            <text:p>45.834.666<text:s/></text:p>
          </table:table-cell>
          <table:table-cell office:value-type="float" office:value="63397637.140000001" table:style-name="ce17">
            <text:p>63.397.637<text:s/></text:p>
          </table:table-cell>
          <table:table-cell office:value-type="float" office:value="68236173.060000002" table:style-name="ce17">
            <text:p>68.236.173<text:s/></text:p>
          </table:table-cell>
          <table:table-cell office:value-type="float" office:value="26293590.469999999" table:style-name="ce17">
            <text:p>26.293.590<text:s/></text:p>
          </table:table-cell>
          <table:table-cell office:value-type="float" office:value="103284000.41" table:style-name="ce17">
            <text:p>103.284.000<text:s/></text:p>
          </table:table-cell>
          <table:table-cell office:value-type="float" office:value="22533254.460000001" table:style-name="ce17">
            <text:p>22.533.254<text:s/></text:p>
          </table:table-cell>
          <table:table-cell office:value-type="float" office:value="412856989.82999998" table:style-name="ce17">
            <text:p>412.856.990<text:s/></text:p>
          </table:table-cell>
          <table:table-cell office:value-type="float" office:value="1125347121.8399999" table:style-name="ce17">
            <text:p>1.125.347.122<text:s/></text:p>
          </table:table-cell>
          <table:table-cell office:value-type="float" office:value="23971465.27" table:style-name="ce17">
            <text:p>23.971.465<text:s/></text:p>
          </table:table-cell>
          <table:table-cell office:value-type="float" office:value="17139129.829999998" table:style-name="ce17">
            <text:p>17.139.130<text:s/></text:p>
          </table:table-cell>
          <table:table-cell office:value-type="float" office:value="4785744.46" table:style-name="ce17">
            <text:p>4.785.744<text:s/></text:p>
          </table:table-cell>
          <table:table-cell office:value-type="float" office:value="354332567.58999997" table:style-name="ce17">
            <text:p>354.332.568<text:s/></text:p>
          </table:table-cell>
          <table:table-cell office:value-type="float" office:value="257683261.24000001" table:style-name="ce17">
            <text:p>257.683.261<text:s/></text:p>
          </table:table-cell>
          <table:table-cell office:value-type="float" office:value="17286394.199999999" table:style-name="ce17">
            <text:p>17.286.394<text:s/></text:p>
          </table:table-cell>
          <table:table-cell office:value-type="float" office:value="3492691367.2199998" table:style-name="ce17">
            <text:p>3.492.691.367<text:s/></text:p>
          </table:table-cell>
          <table:table-cell office:value-type="float" office:value="17541283.460000001" table:style-name="ce17">
            <text:p>17.541.283<text:s/></text:p>
          </table:table-cell>
          <table:table-cell office:value-type="float" office:value="7401516379.749999" table:style-name="ce18">
            <text:p>7.401.516.3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ENTIDADES FINANCEIRAS</text:p>
          </table:table-cell>
          <table:table-cell office:value-type="float" office:value="97.05" table:style-name="ce17">
            <text:p>97<text:s/></text:p>
          </table:table-cell>
          <table:table-cell office:value-type="float" office:value="30373.75" table:style-name="ce17">
            <text:p>30.374<text:s/></text:p>
          </table:table-cell>
          <table:table-cell office:value-type="float" office:value="236028.58" table:style-name="ce17">
            <text:p>236.029<text:s/></text:p>
          </table:table-cell>
          <table:table-cell office:value-type="float" office:value="4062.49" table:style-name="ce17">
            <text:p>4.062<text:s/></text:p>
          </table:table-cell>
          <table:table-cell office:value-type="float" office:value="390159.85" table:style-name="ce17">
            <text:p>390.160<text:s/></text:p>
          </table:table-cell>
          <table:table-cell office:value-type="float" office:value="892362.48" table:style-name="ce17">
            <text:p>892.362<text:s/></text:p>
          </table:table-cell>
          <table:table-cell office:value-type="float" office:value="41297020.460000001" table:style-name="ce17">
            <text:p>41.297.020<text:s/></text:p>
          </table:table-cell>
          <table:table-cell office:value-type="float" office:value="1606546.83" table:style-name="ce17">
            <text:p>1.606.547<text:s/></text:p>
          </table:table-cell>
          <table:table-cell office:value-type="float" office:value="113575.11" table:style-name="ce17">
            <text:p>113.575<text:s/></text:p>
          </table:table-cell>
          <table:table-cell office:value-type="float" office:value="1201.25" table:style-name="ce17">
            <text:p>1.201<text:s/></text:p>
          </table:table-cell>
          <table:table-cell office:value-type="float" office:value="11685814.58" table:style-name="ce17">
            <text:p>11.685.815<text:s/></text:p>
          </table:table-cell>
          <table:table-cell office:value-type="float" office:value="88662.44" table:style-name="ce17">
            <text:p>88.662<text:s/></text:p>
          </table:table-cell>
          <table:table-cell office:value-type="float" office:value="324542.37" table:style-name="ce17">
            <text:p>324.542<text:s/></text:p>
          </table:table-cell>
          <table:table-cell office:value-type="float" office:value="19919312.25" table:style-name="ce17">
            <text:p>19.919.312<text:s/></text:p>
          </table:table-cell>
          <table:table-cell office:value-type="float" office:value="4733.67" table:style-name="ce17">
            <text:p>4.734<text:s/></text:p>
          </table:table-cell>
          <table:table-cell office:value-type="float" office:value="2754492.77" table:style-name="ce17">
            <text:p>2.754.49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9743154.510000002" table:style-name="ce17">
            <text:p>19.743.155<text:s/></text:p>
          </table:table-cell>
          <table:table-cell office:value-type="float" office:value="183413820.84999999" table:style-name="ce17">
            <text:p>183.413.821<text:s/></text:p>
          </table:table-cell>
          <table:table-cell office:value-type="float" office:value="3087.55" table:style-name="ce17">
            <text:p>3.088<text:s/></text:p>
          </table:table-cell>
          <table:table-cell office:value-type="float" office:value="23555.8" table:style-name="ce17">
            <text:p>23.55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4246401.979999997" table:style-name="ce17">
            <text:p>34.246.402<text:s/></text:p>
          </table:table-cell>
          <table:table-cell office:value-type="float" office:value="1390014.6" table:style-name="ce17">
            <text:p>1.390.015<text:s/></text:p>
          </table:table-cell>
          <table:table-cell office:value-type="float" office:value="1227650.28" table:style-name="ce17">
            <text:p>1.227.650<text:s/></text:p>
          </table:table-cell>
          <table:table-cell office:value-type="float" office:value="575107126.86000001" table:style-name="ce17">
            <text:p>575.107.127<text:s/></text:p>
          </table:table-cell>
          <table:table-cell office:value-type="float" office:value="7337.16" table:style-name="ce17">
            <text:p>7.337<text:s/></text:p>
          </table:table-cell>
          <table:table-cell office:value-type="float" office:value="894511135.51999998" table:style-name="ce18">
            <text:p>894.511.13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DEMAIS EMPRESAS</text:p>
          </table:table-cell>
          <table:table-cell office:value-type="float" office:value="9177004.1199999992" table:style-name="ce17">
            <text:p>9.177.004<text:s/></text:p>
          </table:table-cell>
          <table:table-cell office:value-type="float" office:value="17269735.59" table:style-name="ce17">
            <text:p>17.269.736<text:s/></text:p>
          </table:table-cell>
          <table:table-cell office:value-type="float" office:value="166268788.29999998" table:style-name="ce17">
            <text:p>166.268.788<text:s/></text:p>
          </table:table-cell>
          <table:table-cell office:value-type="float" office:value="4516518.1900000004" table:style-name="ce17">
            <text:p>4.516.518<text:s/></text:p>
          </table:table-cell>
          <table:table-cell office:value-type="float" office:value="119616852.32999998" table:style-name="ce17">
            <text:p>119.616.852<text:s/></text:p>
          </table:table-cell>
          <table:table-cell office:value-type="float" office:value="95495995.590000004" table:style-name="ce17">
            <text:p>95.495.996<text:s/></text:p>
          </table:table-cell>
          <table:table-cell office:value-type="float" office:value="296055380.91999996" table:style-name="ce17">
            <text:p>296.055.381<text:s/></text:p>
          </table:table-cell>
          <table:table-cell office:value-type="float" office:value="82000138" table:style-name="ce17">
            <text:p>82.000.138<text:s/></text:p>
          </table:table-cell>
          <table:table-cell office:value-type="float" office:value="100968198.11999999" table:style-name="ce17">
            <text:p>100.968.198<text:s/></text:p>
          </table:table-cell>
          <table:table-cell office:value-type="float" office:value="27713451.060000002" table:style-name="ce17">
            <text:p>27.713.451<text:s/></text:p>
          </table:table-cell>
          <table:table-cell office:value-type="float" office:value="372962428.43000001" table:style-name="ce17">
            <text:p>372.962.428<text:s/></text:p>
          </table:table-cell>
          <table:table-cell office:value-type="float" office:value="45746003.749999993" table:style-name="ce17">
            <text:p>45.746.004<text:s/></text:p>
          </table:table-cell>
          <table:table-cell office:value-type="float" office:value="63073094.770000003" table:style-name="ce17">
            <text:p>63.073.095<text:s/></text:p>
          </table:table-cell>
          <table:table-cell office:value-type="float" office:value="48316860.809999995" table:style-name="ce17">
            <text:p>48.316.861<text:s/></text:p>
          </table:table-cell>
          <table:table-cell office:value-type="float" office:value="26288856.799999997" table:style-name="ce17">
            <text:p>26.288.857<text:s/></text:p>
          </table:table-cell>
          <table:table-cell office:value-type="float" office:value="100529507.64000002" table:style-name="ce17">
            <text:p>100.529.508<text:s/></text:p>
          </table:table-cell>
          <table:table-cell office:value-type="float" office:value="22533254.460000001" table:style-name="ce17">
            <text:p>22.533.254<text:s/></text:p>
          </table:table-cell>
          <table:table-cell office:value-type="float" office:value="393113835.31999999" table:style-name="ce17">
            <text:p>393.113.835<text:s/></text:p>
          </table:table-cell>
          <table:table-cell office:value-type="float" office:value="941933300.99000001" table:style-name="ce17">
            <text:p>941.933.301<text:s/></text:p>
          </table:table-cell>
          <table:table-cell office:value-type="float" office:value="23968377.719999999" table:style-name="ce17">
            <text:p>23.968.378<text:s/></text:p>
          </table:table-cell>
          <table:table-cell office:value-type="float" office:value="17115574.030000001" table:style-name="ce17">
            <text:p>17.115.574<text:s/></text:p>
          </table:table-cell>
          <table:table-cell office:value-type="float" office:value="4785744.46" table:style-name="ce17">
            <text:p>4.785.744<text:s/></text:p>
          </table:table-cell>
          <table:table-cell office:value-type="float" office:value="320086165.61000001" table:style-name="ce17">
            <text:p>320.086.166<text:s/></text:p>
          </table:table-cell>
          <table:table-cell office:value-type="float" office:value="256293246.64000002" table:style-name="ce17">
            <text:p>256.293.247<text:s/></text:p>
          </table:table-cell>
          <table:table-cell office:value-type="float" office:value="16058743.92" table:style-name="ce17">
            <text:p>16.058.744<text:s/></text:p>
          </table:table-cell>
          <table:table-cell office:value-type="float" office:value="2917584240.3600001" table:style-name="ce17">
            <text:p>2.917.584.240<text:s/></text:p>
          </table:table-cell>
          <table:table-cell office:value-type="float" office:value="17533946.300000001" table:style-name="ce17">
            <text:p>17.533.946<text:s/></text:p>
          </table:table-cell>
          <table:table-cell office:value-type="float" office:value="6507005244.2300005" table:style-name="ce18">
            <text:p>6.507.005.24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IMPOSTO S/ RENDA RETIDO NA FONTE</text:p>
          </table:table-cell>
          <table:table-cell office:value-type="float" office:value="12311709.59" table:style-name="ce17">
            <text:p>12.311.710<text:s/></text:p>
          </table:table-cell>
          <table:table-cell office:value-type="float" office:value="44933573.079999998" table:style-name="ce17">
            <text:p>44.933.573<text:s/></text:p>
          </table:table-cell>
          <table:table-cell office:value-type="float" office:value="97461131.959999993" table:style-name="ce17">
            <text:p>97.461.132<text:s/></text:p>
          </table:table-cell>
          <table:table-cell office:value-type="float" office:value="7548675.5599999996" table:style-name="ce17">
            <text:p>7.548.676<text:s/></text:p>
          </table:table-cell>
          <table:table-cell office:value-type="float" office:value="210902123.44999999" table:style-name="ce17">
            <text:p>210.902.123<text:s/></text:p>
          </table:table-cell>
          <table:table-cell office:value-type="float" office:value="195083583.87" table:style-name="ce17">
            <text:p>195.083.584<text:s/></text:p>
          </table:table-cell>
          <table:table-cell office:value-type="float" office:value="4641825962.4299994" table:style-name="ce17">
            <text:p>4.641.825.962<text:s/></text:p>
          </table:table-cell>
          <table:table-cell office:value-type="float" office:value="122791898.25" table:style-name="ce17">
            <text:p>122.791.898<text:s/></text:p>
          </table:table-cell>
          <table:table-cell office:value-type="float" office:value="143901464.75" table:style-name="ce17">
            <text:p>143.901.465<text:s/></text:p>
          </table:table-cell>
          <table:table-cell office:value-type="float" office:value="54856088.149999999" table:style-name="ce17">
            <text:p>54.856.088<text:s/></text:p>
          </table:table-cell>
          <table:table-cell office:value-type="float" office:value="607602476.65999997" table:style-name="ce17">
            <text:p>607.602.477<text:s/></text:p>
          </table:table-cell>
          <table:table-cell office:value-type="float" office:value="56780943.090000004" table:style-name="ce17">
            <text:p>56.780.943<text:s/></text:p>
          </table:table-cell>
          <table:table-cell office:value-type="float" office:value="89777258.269999996" table:style-name="ce17">
            <text:p>89.777.258<text:s/></text:p>
          </table:table-cell>
          <table:table-cell office:value-type="float" office:value="98871189.359999999" table:style-name="ce17">
            <text:p>98.871.189<text:s/></text:p>
          </table:table-cell>
          <table:table-cell office:value-type="float" office:value="83370475.819999993" table:style-name="ce17">
            <text:p>83.370.476<text:s/></text:p>
          </table:table-cell>
          <table:table-cell office:value-type="float" office:value="187229734.49000001" table:style-name="ce17">
            <text:p>187.229.734<text:s/></text:p>
          </table:table-cell>
          <table:table-cell office:value-type="float" office:value="38807794.530000001" table:style-name="ce17">
            <text:p>38.807.795<text:s/></text:p>
          </table:table-cell>
          <table:table-cell office:value-type="float" office:value="425099078.00999999" table:style-name="ce17">
            <text:p>425.099.078<text:s/></text:p>
          </table:table-cell>
          <table:table-cell office:value-type="float" office:value="2302403492.5799999" table:style-name="ce17">
            <text:p>2.302.403.493<text:s/></text:p>
          </table:table-cell>
          <table:table-cell office:value-type="float" office:value="69430630.849999994" table:style-name="ce17">
            <text:p>69.430.631<text:s/></text:p>
          </table:table-cell>
          <table:table-cell office:value-type="float" office:value="28469036.949999999" table:style-name="ce17">
            <text:p>28.469.037<text:s/></text:p>
          </table:table-cell>
          <table:table-cell office:value-type="float" office:value="10173737.99" table:style-name="ce17">
            <text:p>10.173.738<text:s/></text:p>
          </table:table-cell>
          <table:table-cell office:value-type="float" office:value="579164417.38" table:style-name="ce17">
            <text:p>579.164.417<text:s/></text:p>
          </table:table-cell>
          <table:table-cell office:value-type="float" office:value="274115954.98000002" table:style-name="ce17">
            <text:p>274.115.955<text:s/></text:p>
          </table:table-cell>
          <table:table-cell office:value-type="float" office:value="39626210.780000001" table:style-name="ce17">
            <text:p>39.626.211<text:s/></text:p>
          </table:table-cell>
          <table:table-cell office:value-type="float" office:value="6355305915.2200003" table:style-name="ce17">
            <text:p>6.355.305.915<text:s/></text:p>
          </table:table-cell>
          <table:table-cell office:value-type="float" office:value="17517363.050000001" table:style-name="ce17">
            <text:p>17.517.363<text:s/></text:p>
          </table:table-cell>
          <table:table-cell office:value-type="float" office:value="16795361921.099998" table:style-name="ce18">
            <text:p>16.795.361.9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TRABALHO</text:p>
          </table:table-cell>
          <table:table-cell office:value-type="float" office:value="11012420.699999999" table:style-name="ce17">
            <text:p>11.012.421<text:s/></text:p>
          </table:table-cell>
          <table:table-cell office:value-type="float" office:value="39653620.030000001" table:style-name="ce17">
            <text:p>39.653.620<text:s/></text:p>
          </table:table-cell>
          <table:table-cell office:value-type="float" office:value="81325587.620000005" table:style-name="ce17">
            <text:p>81.325.588<text:s/></text:p>
          </table:table-cell>
          <table:table-cell office:value-type="float" office:value="7051301.4699999997" table:style-name="ce17">
            <text:p>7.051.301<text:s/></text:p>
          </table:table-cell>
          <table:table-cell office:value-type="float" office:value="177375170.31" table:style-name="ce17">
            <text:p>177.375.170<text:s/></text:p>
          </table:table-cell>
          <table:table-cell office:value-type="float" office:value="144589664.03" table:style-name="ce17">
            <text:p>144.589.664<text:s/></text:p>
          </table:table-cell>
          <table:table-cell office:value-type="float" office:value="4041807331.3499999" table:style-name="ce17">
            <text:p>4.041.807.331<text:s/></text:p>
          </table:table-cell>
          <table:table-cell office:value-type="float" office:value="88982855.400000006" table:style-name="ce17">
            <text:p>88.982.855<text:s/></text:p>
          </table:table-cell>
          <table:table-cell office:value-type="float" office:value="121329590.59999999" table:style-name="ce17">
            <text:p>121.329.591<text:s/></text:p>
          </table:table-cell>
          <table:table-cell office:value-type="float" office:value="50779645.350000001" table:style-name="ce17">
            <text:p>50.779.645<text:s/></text:p>
          </table:table-cell>
          <table:table-cell office:value-type="float" office:value="489914856.25999999" table:style-name="ce17">
            <text:p>489.914.856<text:s/></text:p>
          </table:table-cell>
          <table:table-cell office:value-type="float" office:value="49589538.920000002" table:style-name="ce17">
            <text:p>49.589.539<text:s/></text:p>
          </table:table-cell>
          <table:table-cell office:value-type="float" office:value="75364320.879999995" table:style-name="ce17">
            <text:p>75.364.321<text:s/></text:p>
          </table:table-cell>
          <table:table-cell office:value-type="float" office:value="88583809.670000002" table:style-name="ce17">
            <text:p>88.583.810<text:s/></text:p>
          </table:table-cell>
          <table:table-cell office:value-type="float" office:value="79402475.890000001" table:style-name="ce17">
            <text:p>79.402.476<text:s/></text:p>
          </table:table-cell>
          <table:table-cell office:value-type="float" office:value="159459596.66" table:style-name="ce17">
            <text:p>159.459.597<text:s/></text:p>
          </table:table-cell>
          <table:table-cell office:value-type="float" office:value="34559760.780000001" table:style-name="ce17">
            <text:p>34.559.761<text:s/></text:p>
          </table:table-cell>
          <table:table-cell office:value-type="float" office:value="304910004.77999997" table:style-name="ce17">
            <text:p>304.910.005<text:s/></text:p>
          </table:table-cell>
          <table:table-cell office:value-type="float" office:value="1173852131.5899999" table:style-name="ce17">
            <text:p>1.173.852.132<text:s/></text:p>
          </table:table-cell>
          <table:table-cell office:value-type="float" office:value="64221062.219999999" table:style-name="ce17">
            <text:p>64.221.062<text:s/></text:p>
          </table:table-cell>
          <table:table-cell office:value-type="float" office:value="24597170.039999999" table:style-name="ce17">
            <text:p>24.597.170<text:s/></text:p>
          </table:table-cell>
          <table:table-cell office:value-type="float" office:value="9931778.4299999997" table:style-name="ce17">
            <text:p>9.931.778<text:s/></text:p>
          </table:table-cell>
          <table:table-cell office:value-type="float" office:value="425227839.13999999" table:style-name="ce17">
            <text:p>425.227.839<text:s/></text:p>
          </table:table-cell>
          <table:table-cell office:value-type="float" office:value="209225781.68000001" table:style-name="ce17">
            <text:p>209.225.782<text:s/></text:p>
          </table:table-cell>
          <table:table-cell office:value-type="float" office:value="34964972.789999999" table:style-name="ce17">
            <text:p>34.964.973<text:s/></text:p>
          </table:table-cell>
          <table:table-cell office:value-type="float" office:value="2709046047.0599999" table:style-name="ce17">
            <text:p>2.709.046.047<text:s/></text:p>
          </table:table-cell>
          <table:table-cell office:value-type="float" office:value="15164925.23" table:style-name="ce17">
            <text:p>15.164.925<text:s/></text:p>
          </table:table-cell>
          <table:table-cell office:value-type="float" office:value="10711923258.880001" table:style-name="ce18">
            <text:p>10.711.923.25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NDIMENTOS DO CAPITAL</text:p>
          </table:table-cell>
          <table:table-cell office:value-type="float" office:value="437789.84" table:style-name="ce17">
            <text:p>437.790<text:s/></text:p>
          </table:table-cell>
          <table:table-cell office:value-type="float" office:value="1246663.25" table:style-name="ce17">
            <text:p>1.246.663<text:s/></text:p>
          </table:table-cell>
          <table:table-cell office:value-type="float" office:value="2055418.2" table:style-name="ce17">
            <text:p>2.055.418<text:s/></text:p>
          </table:table-cell>
          <table:table-cell office:value-type="float" office:value="89038.65" table:style-name="ce17">
            <text:p>89.039<text:s/></text:p>
          </table:table-cell>
          <table:table-cell office:value-type="float" office:value="9768383.3900000006" table:style-name="ce17">
            <text:p>9.768.383<text:s/></text:p>
          </table:table-cell>
          <table:table-cell office:value-type="float" office:value="24939612.530000001" table:style-name="ce17">
            <text:p>24.939.613<text:s/></text:p>
          </table:table-cell>
          <table:table-cell office:value-type="float" office:value="389312865.61000001" table:style-name="ce17">
            <text:p>389.312.866<text:s/></text:p>
          </table:table-cell>
          <table:table-cell office:value-type="float" office:value="11139793.93" table:style-name="ce17">
            <text:p>11.139.794<text:s/></text:p>
          </table:table-cell>
          <table:table-cell office:value-type="float" office:value="8562745.8399999999" table:style-name="ce17">
            <text:p>8.562.746<text:s/></text:p>
          </table:table-cell>
          <table:table-cell office:value-type="float" office:value="1489715.45" table:style-name="ce17">
            <text:p>1.489.715<text:s/></text:p>
          </table:table-cell>
          <table:table-cell office:value-type="float" office:value="61022151.350000001" table:style-name="ce17">
            <text:p>61.022.151<text:s/></text:p>
          </table:table-cell>
          <table:table-cell office:value-type="float" office:value="3605184.63" table:style-name="ce17">
            <text:p>3.605.185<text:s/></text:p>
          </table:table-cell>
          <table:table-cell office:value-type="float" office:value="6874804.7800000003" table:style-name="ce17">
            <text:p>6.874.805<text:s/></text:p>
          </table:table-cell>
          <table:table-cell office:value-type="float" office:value="4958398.28" table:style-name="ce17">
            <text:p>4.958.398<text:s/></text:p>
          </table:table-cell>
          <table:table-cell office:value-type="float" office:value="1512002.94" table:style-name="ce17">
            <text:p>1.512.003<text:s/></text:p>
          </table:table-cell>
          <table:table-cell office:value-type="float" office:value="13027387.619999999" table:style-name="ce17">
            <text:p>13.027.388<text:s/></text:p>
          </table:table-cell>
          <table:table-cell office:value-type="float" office:value="2601317.23" table:style-name="ce17">
            <text:p>2.601.317<text:s/></text:p>
          </table:table-cell>
          <table:table-cell office:value-type="float" office:value="51982782.789999999" table:style-name="ce17">
            <text:p>51.982.783<text:s/></text:p>
          </table:table-cell>
          <table:table-cell office:value-type="float" office:value="576690403.34000003" table:style-name="ce17">
            <text:p>576.690.403<text:s/></text:p>
          </table:table-cell>
          <table:table-cell office:value-type="float" office:value="1898041.28" table:style-name="ce17">
            <text:p>1.898.041<text:s/></text:p>
          </table:table-cell>
          <table:table-cell office:value-type="float" office:value="1593881.08" table:style-name="ce17">
            <text:p>1.593.881<text:s/></text:p>
          </table:table-cell>
          <table:table-cell office:value-type="float" office:value="116110.15" table:style-name="ce17">
            <text:p>116.110<text:s/></text:p>
          </table:table-cell>
          <table:table-cell office:value-type="float" office:value="96490265.959999993" table:style-name="ce17">
            <text:p>96.490.266<text:s/></text:p>
          </table:table-cell>
          <table:table-cell office:value-type="float" office:value="32765185.289999999" table:style-name="ce17">
            <text:p>32.765.185<text:s/></text:p>
          </table:table-cell>
          <table:table-cell office:value-type="float" office:value="2277608.48" table:style-name="ce17">
            <text:p>2.277.608<text:s/></text:p>
          </table:table-cell>
          <table:table-cell office:value-type="float" office:value="1979734280.46" table:style-name="ce17">
            <text:p>1.979.734.280<text:s/></text:p>
          </table:table-cell>
          <table:table-cell office:value-type="float" office:value="503334.65" table:style-name="ce17">
            <text:p>503.335<text:s/></text:p>
          </table:table-cell>
          <table:table-cell office:value-type="float" office:value="3286695167.0000005" table:style-name="ce18">
            <text:p>3.286.695.167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REMESSAS P/ EXTERIOR</text:p>
          </table:table-cell>
          <table:table-cell office:value-type="float" office:value="864.12" table:style-name="ce17">
            <text:p>864<text:s/></text:p>
          </table:table-cell>
          <table:table-cell office:value-type="float" office:value="98590.19" table:style-name="ce17">
            <text:p>98.590<text:s/></text:p>
          </table:table-cell>
          <table:table-cell office:value-type="float" office:value="9859824.3399999999" table:style-name="ce17">
            <text:p>9.859.824<text:s/></text:p>
          </table:table-cell>
          <table:table-cell office:value-type="float" office:value="8892.9500000000007" table:style-name="ce17">
            <text:p>8.893<text:s/></text:p>
          </table:table-cell>
          <table:table-cell office:value-type="float" office:value="8648146.9700000007" table:style-name="ce17">
            <text:p>8.648.147<text:s/></text:p>
          </table:table-cell>
          <table:table-cell office:value-type="float" office:value="14489354.390000001" table:style-name="ce17">
            <text:p>14.489.354<text:s/></text:p>
          </table:table-cell>
          <table:table-cell office:value-type="float" office:value="83424632.870000005" table:style-name="ce17">
            <text:p>83.424.633<text:s/></text:p>
          </table:table-cell>
          <table:table-cell office:value-type="float" office:value="15520083.01" table:style-name="ce17">
            <text:p>15.520.083<text:s/></text:p>
          </table:table-cell>
          <table:table-cell office:value-type="float" office:value="6757802.5599999996" table:style-name="ce17">
            <text:p>6.757.803<text:s/></text:p>
          </table:table-cell>
          <table:table-cell office:value-type="float" office:value="354290.78" table:style-name="ce17">
            <text:p>354.291<text:s/></text:p>
          </table:table-cell>
          <table:table-cell office:value-type="float" office:value="22704870.649999999" table:style-name="ce17">
            <text:p>22.704.871<text:s/></text:p>
          </table:table-cell>
          <table:table-cell office:value-type="float" office:value="858278.75" table:style-name="ce17">
            <text:p>858.279<text:s/></text:p>
          </table:table-cell>
          <table:table-cell office:value-type="float" office:value="2813748.97" table:style-name="ce17">
            <text:p>2.813.749<text:s/></text:p>
          </table:table-cell>
          <table:table-cell office:value-type="float" office:value="1068893.31" table:style-name="ce17">
            <text:p>1.068.893<text:s/></text:p>
          </table:table-cell>
          <table:table-cell office:value-type="float" office:value="420628.82" table:style-name="ce17">
            <text:p>420.629<text:s/></text:p>
          </table:table-cell>
          <table:table-cell office:value-type="float" office:value="4877079.57" table:style-name="ce17">
            <text:p>4.877.080<text:s/></text:p>
          </table:table-cell>
          <table:table-cell office:value-type="float" office:value="106923.67" table:style-name="ce17">
            <text:p>106.924<text:s/></text:p>
          </table:table-cell>
          <table:table-cell office:value-type="float" office:value="30619167.489999998" table:style-name="ce17">
            <text:p>30.619.167<text:s/></text:p>
          </table:table-cell>
          <table:table-cell office:value-type="float" office:value="451425490.19999999" table:style-name="ce17">
            <text:p>451.425.490<text:s/></text:p>
          </table:table-cell>
          <table:table-cell office:value-type="float" office:value="1219629.27" table:style-name="ce17">
            <text:p>1.219.629<text:s/></text:p>
          </table:table-cell>
          <table:table-cell office:value-type="float" office:value="65172.19" table:style-name="ce17">
            <text:p>65.172<text:s/></text:p>
          </table:table-cell>
          <table:table-cell office:value-type="float" office:value="5016.0600000000004" table:style-name="ce17">
            <text:p>5.016<text:s/></text:p>
          </table:table-cell>
          <table:table-cell office:value-type="float" office:value="14129778.869999999" table:style-name="ce17">
            <text:p>14.129.779<text:s/></text:p>
          </table:table-cell>
          <table:table-cell office:value-type="float" office:value="14109182.460000001" table:style-name="ce17">
            <text:p>14.109.182<text:s/></text:p>
          </table:table-cell>
          <table:table-cell office:value-type="float" office:value="711351.73" table:style-name="ce17">
            <text:p>711.352<text:s/></text:p>
          </table:table-cell>
          <table:table-cell office:value-type="float" office:value="1148434195.1700001" table:style-name="ce17">
            <text:p>1.148.434.195<text:s/></text:p>
          </table:table-cell>
          <table:table-cell office:value-type="float" office:value="384950.77" table:style-name="ce17">
            <text:p>384.951<text:s/></text:p>
          </table:table-cell>
          <table:table-cell office:value-type="float" office:value="1833116840.1300001" table:style-name="ce18">
            <text:p>1.833.116.84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4"/>IRRF - OUTROS RENDIMENTOS</text:p>
          </table:table-cell>
          <table:table-cell office:value-type="float" office:value="860634.92999999993" table:style-name="ce17">
            <text:p>860.635<text:s/></text:p>
          </table:table-cell>
          <table:table-cell office:value-type="float" office:value="3934699.6100000003" table:style-name="ce17">
            <text:p>3.934.700<text:s/></text:p>
          </table:table-cell>
          <table:table-cell office:value-type="float" office:value="4220301.8" table:style-name="ce17">
            <text:p>4.220.302<text:s/></text:p>
          </table:table-cell>
          <table:table-cell office:value-type="float" office:value="399442.49" table:style-name="ce17">
            <text:p>399.442<text:s/></text:p>
          </table:table-cell>
          <table:table-cell office:value-type="float" office:value="15110422.779999999" table:style-name="ce17">
            <text:p>15.110.423<text:s/></text:p>
          </table:table-cell>
          <table:table-cell office:value-type="float" office:value="11064952.92" table:style-name="ce17">
            <text:p>11.064.953<text:s/></text:p>
          </table:table-cell>
          <table:table-cell office:value-type="float" office:value="127281132.60000001" table:style-name="ce17">
            <text:p>127.281.133<text:s/></text:p>
          </table:table-cell>
          <table:table-cell office:value-type="float" office:value="7149165.9100000001" table:style-name="ce17">
            <text:p>7.149.166<text:s/></text:p>
          </table:table-cell>
          <table:table-cell office:value-type="float" office:value="7251325.7499999991" table:style-name="ce17">
            <text:p>7.251.326<text:s/></text:p>
          </table:table-cell>
          <table:table-cell office:value-type="float" office:value="2232436.5700000003" table:style-name="ce17">
            <text:p>2.232.437<text:s/></text:p>
          </table:table-cell>
          <table:table-cell office:value-type="float" office:value="33960598.400000006" table:style-name="ce17">
            <text:p>33.960.598<text:s/></text:p>
          </table:table-cell>
          <table:table-cell office:value-type="float" office:value="2727940.79" table:style-name="ce17">
            <text:p>2.727.941<text:s/></text:p>
          </table:table-cell>
          <table:table-cell office:value-type="float" office:value="4724383.6400000006" table:style-name="ce17">
            <text:p>4.724.384<text:s/></text:p>
          </table:table-cell>
          <table:table-cell office:value-type="float" office:value="4260088.0999999996" table:style-name="ce17">
            <text:p>4.260.088<text:s/></text:p>
          </table:table-cell>
          <table:table-cell office:value-type="float" office:value="2035368.17" table:style-name="ce17">
            <text:p>2.035.368<text:s/></text:p>
          </table:table-cell>
          <table:table-cell office:value-type="float" office:value="9865670.6400000006" table:style-name="ce17">
            <text:p>9.865.671<text:s/></text:p>
          </table:table-cell>
          <table:table-cell office:value-type="float" office:value="1539792.85" table:style-name="ce17">
            <text:p>1.539.793<text:s/></text:p>
          </table:table-cell>
          <table:table-cell office:value-type="float" office:value="37587122.950000003" table:style-name="ce17">
            <text:p>37.587.123<text:s/></text:p>
          </table:table-cell>
          <table:table-cell office:value-type="float" office:value="100435467.45" table:style-name="ce17">
            <text:p>100.435.467<text:s/></text:p>
          </table:table-cell>
          <table:table-cell office:value-type="float" office:value="2091898.0799999998" table:style-name="ce17">
            <text:p>2.091.898<text:s/></text:p>
          </table:table-cell>
          <table:table-cell office:value-type="float" office:value="2212813.64" table:style-name="ce17">
            <text:p>2.212.814<text:s/></text:p>
          </table:table-cell>
          <table:table-cell office:value-type="float" office:value="120833.35" table:style-name="ce17">
            <text:p>120.833<text:s/></text:p>
          </table:table-cell>
          <table:table-cell office:value-type="float" office:value="43316533.410000004" table:style-name="ce17">
            <text:p>43.316.533<text:s/></text:p>
          </table:table-cell>
          <table:table-cell office:value-type="float" office:value="18015805.550000001" table:style-name="ce17">
            <text:p>18.015.806<text:s/></text:p>
          </table:table-cell>
          <table:table-cell office:value-type="float" office:value="1672277.78" table:style-name="ce17">
            <text:p>1.672.278<text:s/></text:p>
          </table:table-cell>
          <table:table-cell office:value-type="float" office:value="518091392.53000003" table:style-name="ce17">
            <text:p>518.091.393<text:s/></text:p>
          </table:table-cell>
          <table:table-cell office:value-type="float" office:value="1464152.4" table:style-name="ce17">
            <text:p>1.464.152<text:s/></text:p>
          </table:table-cell>
          <table:table-cell office:value-type="float" office:value="963626655.09000003" table:style-name="ce18">
            <text:p>963.626.65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S/ OPERAÇÕES FINANCEIRAS</text:p>
          </table:table-cell>
          <table:table-cell office:value-type="float" office:value="343200.43" table:style-name="ce17">
            <text:p>343.200<text:s/></text:p>
          </table:table-cell>
          <table:table-cell office:value-type="float" office:value="642713.75" table:style-name="ce17">
            <text:p>642.714<text:s/></text:p>
          </table:table-cell>
          <table:table-cell office:value-type="float" office:value="1676093.29" table:style-name="ce17">
            <text:p>1.676.093<text:s/></text:p>
          </table:table-cell>
          <table:table-cell office:value-type="float" office:value="141382.45000000001" table:style-name="ce17">
            <text:p>141.382<text:s/></text:p>
          </table:table-cell>
          <table:table-cell office:value-type="float" office:value="5227898.5599999996" table:style-name="ce17">
            <text:p>5.227.899<text:s/></text:p>
          </table:table-cell>
          <table:table-cell office:value-type="float" office:value="3694268.74" table:style-name="ce17">
            <text:p>3.694.269<text:s/></text:p>
          </table:table-cell>
          <table:table-cell office:value-type="float" office:value="426424671.91000003" table:style-name="ce17">
            <text:p>426.424.672<text:s/></text:p>
          </table:table-cell>
          <table:table-cell office:value-type="float" office:value="12223982.859999999" table:style-name="ce17">
            <text:p>12.223.983<text:s/></text:p>
          </table:table-cell>
          <table:table-cell office:value-type="float" office:value="8549243.0099999998" table:style-name="ce17">
            <text:p>8.549.243<text:s/></text:p>
          </table:table-cell>
          <table:table-cell office:value-type="float" office:value="459755.23" table:style-name="ce17">
            <text:p>459.755<text:s/></text:p>
          </table:table-cell>
          <table:table-cell office:value-type="float" office:value="78891266.769999996" table:style-name="ce17">
            <text:p>78.891.267<text:s/></text:p>
          </table:table-cell>
          <table:table-cell office:value-type="float" office:value="4510621.05" table:style-name="ce17">
            <text:p>4.510.621<text:s/></text:p>
          </table:table-cell>
          <table:table-cell office:value-type="float" office:value="10489628.939999999" table:style-name="ce17">
            <text:p>10.489.629<text:s/></text:p>
          </table:table-cell>
          <table:table-cell office:value-type="float" office:value="8479676.4900000002" table:style-name="ce17">
            <text:p>8.479.676<text:s/></text:p>
          </table:table-cell>
          <table:table-cell office:value-type="float" office:value="1969914.3" table:style-name="ce17">
            <text:p>1.969.914<text:s/></text:p>
          </table:table-cell>
          <table:table-cell office:value-type="float" office:value="10240697.33" table:style-name="ce17">
            <text:p>10.240.697<text:s/></text:p>
          </table:table-cell>
          <table:table-cell office:value-type="float" office:value="354916.22" table:style-name="ce17">
            <text:p>354.916<text:s/></text:p>
          </table:table-cell>
          <table:table-cell office:value-type="float" office:value="49226358.07" table:style-name="ce17">
            <text:p>49.226.358<text:s/></text:p>
          </table:table-cell>
          <table:table-cell office:value-type="float" office:value="107092280.91" table:style-name="ce17">
            <text:p>107.092.281<text:s/></text:p>
          </table:table-cell>
          <table:table-cell office:value-type="float" office:value="1192096.99" table:style-name="ce17">
            <text:p>1.192.097<text:s/></text:p>
          </table:table-cell>
          <table:table-cell office:value-type="float" office:value="4796203.1399999997" table:style-name="ce17">
            <text:p>4.796.203<text:s/></text:p>
          </table:table-cell>
          <table:table-cell office:value-type="float" office:value="16150.91" table:style-name="ce17">
            <text:p>16.151<text:s/></text:p>
          </table:table-cell>
          <table:table-cell office:value-type="float" office:value="84218953.189999998" table:style-name="ce17">
            <text:p>84.218.953<text:s/></text:p>
          </table:table-cell>
          <table:table-cell office:value-type="float" office:value="23383704.149999999" table:style-name="ce17">
            <text:p>23.383.704<text:s/></text:p>
          </table:table-cell>
          <table:table-cell office:value-type="float" office:value="3357973.99" table:style-name="ce17">
            <text:p>3.357.974<text:s/></text:p>
          </table:table-cell>
          <table:table-cell office:value-type="float" office:value="1874769060.78" table:style-name="ce17">
            <text:p>1.874.769.061<text:s/></text:p>
          </table:table-cell>
          <table:table-cell office:value-type="float" office:value="183572.84" table:style-name="ce17">
            <text:p>183.573<text:s/></text:p>
          </table:table-cell>
          <table:table-cell office:value-type="float" office:value="2722556286.3000002" table:style-name="ce18">
            <text:p>2.722.556.2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IMPOSTO TERRITORIAL RURAL</text:p>
          </table:table-cell>
          <table:table-cell office:value-type="float" office:value="72914.100000000006" table:style-name="ce17">
            <text:p>72.914<text:s/></text:p>
          </table:table-cell>
          <table:table-cell office:value-type="float" office:value="304788.21999999997" table:style-name="ce17">
            <text:p>304.788<text:s/></text:p>
          </table:table-cell>
          <table:table-cell office:value-type="float" office:value="538734.85" table:style-name="ce17">
            <text:p>538.735<text:s/></text:p>
          </table:table-cell>
          <table:table-cell office:value-type="float" office:value="42052.69" table:style-name="ce17">
            <text:p>42.053<text:s/></text:p>
          </table:table-cell>
          <table:table-cell office:value-type="float" office:value="3407099.78" table:style-name="ce17">
            <text:p>3.407.100<text:s/></text:p>
          </table:table-cell>
          <table:table-cell office:value-type="float" office:value="263164.51" table:style-name="ce17">
            <text:p>263.165<text:s/></text:p>
          </table:table-cell>
          <table:table-cell office:value-type="float" office:value="154283.14000000001" table:style-name="ce17">
            <text:p>154.283<text:s/></text:p>
          </table:table-cell>
          <table:table-cell office:value-type="float" office:value="332816.2" table:style-name="ce17">
            <text:p>332.816<text:s/></text:p>
          </table:table-cell>
          <table:table-cell office:value-type="float" office:value="11922783.74" table:style-name="ce17">
            <text:p>11.922.784<text:s/></text:p>
          </table:table-cell>
          <table:table-cell office:value-type="float" office:value="1424106.6" table:style-name="ce17">
            <text:p>1.424.107<text:s/></text:p>
          </table:table-cell>
          <table:table-cell office:value-type="float" office:value="8807590.0600000005" table:style-name="ce17">
            <text:p>8.807.590<text:s/></text:p>
          </table:table-cell>
          <table:table-cell office:value-type="float" office:value="26859500.420000002" table:style-name="ce17">
            <text:p>26.859.500<text:s/></text:p>
          </table:table-cell>
          <table:table-cell office:value-type="float" office:value="16209504.039999999" table:style-name="ce17">
            <text:p>16.209.504<text:s/></text:p>
          </table:table-cell>
          <table:table-cell office:value-type="float" office:value="1691395.12" table:style-name="ce17">
            <text:p>1.691.395<text:s/></text:p>
          </table:table-cell>
          <table:table-cell office:value-type="float" office:value="370759.33" table:style-name="ce17">
            <text:p>370.759<text:s/></text:p>
          </table:table-cell>
          <table:table-cell office:value-type="float" office:value="1141514.01" table:style-name="ce17">
            <text:p>1.141.514<text:s/></text:p>
          </table:table-cell>
          <table:table-cell office:value-type="float" office:value="736655.67" table:style-name="ce17">
            <text:p>736.656<text:s/></text:p>
          </table:table-cell>
          <table:table-cell office:value-type="float" office:value="9058161.9800000004" table:style-name="ce17">
            <text:p>9.058.162<text:s/></text:p>
          </table:table-cell>
          <table:table-cell office:value-type="float" office:value="1128218.92" table:style-name="ce17">
            <text:p>1.128.219<text:s/></text:p>
          </table:table-cell>
          <table:table-cell office:value-type="float" office:value="254138.71" table:style-name="ce17">
            <text:p>254.139<text:s/></text:p>
          </table:table-cell>
          <table:table-cell office:value-type="float" office:value="443823.41" table:style-name="ce17">
            <text:p>443.823<text:s/></text:p>
          </table:table-cell>
          <table:table-cell office:value-type="float" office:value="114540.36" table:style-name="ce17">
            <text:p>114.540<text:s/></text:p>
          </table:table-cell>
          <table:table-cell office:value-type="float" office:value="10848355.550000001" table:style-name="ce17">
            <text:p>10.848.356<text:s/></text:p>
          </table:table-cell>
          <table:table-cell office:value-type="float" office:value="1254517.3999999999" table:style-name="ce17">
            <text:p>1.254.517<text:s/></text:p>
          </table:table-cell>
          <table:table-cell office:value-type="float" office:value="283913.36" table:style-name="ce17">
            <text:p>283.913<text:s/></text:p>
          </table:table-cell>
          <table:table-cell office:value-type="float" office:value="16377473.93" table:style-name="ce17">
            <text:p>16.377.474<text:s/></text:p>
          </table:table-cell>
          <table:table-cell office:value-type="float" office:value="1363274.38" table:style-name="ce17">
            <text:p>1.363.274<text:s/></text:p>
          </table:table-cell>
          <table:table-cell office:value-type="float" office:value="115406080.47999999" table:style-name="ce18">
            <text:p>115.406.08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FINS</text:p>
          </table:table-cell>
          <table:table-cell office:value-type="float" office:value="12857295.560000001" table:style-name="ce17">
            <text:p>12.857.296<text:s/></text:p>
          </table:table-cell>
          <table:table-cell office:value-type="float" office:value="58877768.93" table:style-name="ce17">
            <text:p>58.877.769<text:s/></text:p>
          </table:table-cell>
          <table:table-cell office:value-type="float" office:value="353584084.95999998" table:style-name="ce17">
            <text:p>353.584.085<text:s/></text:p>
          </table:table-cell>
          <table:table-cell office:value-type="float" office:value="24579689.77" table:style-name="ce17">
            <text:p>24.579.690<text:s/></text:p>
          </table:table-cell>
          <table:table-cell office:value-type="float" office:value="514590197.13" table:style-name="ce17">
            <text:p>514.590.197<text:s/></text:p>
          </table:table-cell>
          <table:table-cell office:value-type="float" office:value="306824946.44" table:style-name="ce17">
            <text:p>306.824.946<text:s/></text:p>
          </table:table-cell>
          <table:table-cell office:value-type="float" office:value="758219002.86000001" table:style-name="ce17">
            <text:p>758.219.003<text:s/></text:p>
          </table:table-cell>
          <table:table-cell office:value-type="float" office:value="325549031.19999999" table:style-name="ce17">
            <text:p>325.549.031<text:s/></text:p>
          </table:table-cell>
          <table:table-cell office:value-type="float" office:value="230181047.31" table:style-name="ce17">
            <text:p>230.181.047<text:s/></text:p>
          </table:table-cell>
          <table:table-cell office:value-type="float" office:value="213579152.62" table:style-name="ce17">
            <text:p>213.579.153<text:s/></text:p>
          </table:table-cell>
          <table:table-cell office:value-type="float" office:value="783190620.27999997" table:style-name="ce17">
            <text:p>783.190.620<text:s/></text:p>
          </table:table-cell>
          <table:table-cell office:value-type="float" office:value="88191258.349999994" table:style-name="ce17">
            <text:p>88.191.258<text:s/></text:p>
          </table:table-cell>
          <table:table-cell office:value-type="float" office:value="113014344.01000001" table:style-name="ce17">
            <text:p>113.014.344<text:s/></text:p>
          </table:table-cell>
          <table:table-cell office:value-type="float" office:value="129869680.23" table:style-name="ce17">
            <text:p>129.869.680<text:s/></text:p>
          </table:table-cell>
          <table:table-cell office:value-type="float" office:value="70411570.129999995" table:style-name="ce17">
            <text:p>70.411.570<text:s/></text:p>
          </table:table-cell>
          <table:table-cell office:value-type="float" office:value="522770142.68000001" table:style-name="ce17">
            <text:p>522.770.143<text:s/></text:p>
          </table:table-cell>
          <table:table-cell office:value-type="float" office:value="55621611.539999999" table:style-name="ce17">
            <text:p>55.621.612<text:s/></text:p>
          </table:table-cell>
          <table:table-cell office:value-type="float" office:value="1076030726.02" table:style-name="ce17">
            <text:p>1.076.030.726<text:s/></text:p>
          </table:table-cell>
          <table:table-cell office:value-type="float" office:value="4786921968.5500002" table:style-name="ce17">
            <text:p>4.786.921.969<text:s/></text:p>
          </table:table-cell>
          <table:table-cell office:value-type="float" office:value="67004847.850000001" table:style-name="ce17">
            <text:p>67.004.848<text:s/></text:p>
          </table:table-cell>
          <table:table-cell office:value-type="float" office:value="32576297.149999999" table:style-name="ce17">
            <text:p>32.576.297<text:s/></text:p>
          </table:table-cell>
          <table:table-cell office:value-type="float" office:value="8860798.0500000007" table:style-name="ce17">
            <text:p>8.860.798<text:s/></text:p>
          </table:table-cell>
          <table:table-cell office:value-type="float" office:value="956128302.54999995" table:style-name="ce17">
            <text:p>956.128.303<text:s/></text:p>
          </table:table-cell>
          <table:table-cell office:value-type="float" office:value="901956868.30999994" table:style-name="ce17">
            <text:p>901.956.868<text:s/></text:p>
          </table:table-cell>
          <table:table-cell office:value-type="float" office:value="38108331.229999997" table:style-name="ce17">
            <text:p>38.108.331<text:s/></text:p>
          </table:table-cell>
          <table:table-cell office:value-type="float" office:value="7940915574.2799997" table:style-name="ce17">
            <text:p>7.940.915.574<text:s/></text:p>
          </table:table-cell>
          <table:table-cell office:value-type="float" office:value="27699249.710000001" table:style-name="ce17">
            <text:p>27.699.250<text:s/></text:p>
          </table:table-cell>
          <table:table-cell office:value-type="float" office:value="20398114407.699997" table:style-name="ce18">
            <text:p>20.398.114.40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5860.47" table:style-name="ce17">
            <text:p>5.860<text:s/></text:p>
          </table:table-cell>
          <table:table-cell office:value-type="float" office:value="56105.94" table:style-name="ce17">
            <text:p>56.106<text:s/></text:p>
          </table:table-cell>
          <table:table-cell office:value-type="float" office:value="161405.82" table:style-name="ce17">
            <text:p>161.406<text:s/></text:p>
          </table:table-cell>
          <table:table-cell office:value-type="float" office:value="32122.05" table:style-name="ce17">
            <text:p>32.122<text:s/></text:p>
          </table:table-cell>
          <table:table-cell office:value-type="float" office:value="815748.28" table:style-name="ce17">
            <text:p>815.748<text:s/></text:p>
          </table:table-cell>
          <table:table-cell office:value-type="float" office:value="18112965.699999999" table:style-name="ce17">
            <text:p>18.112.966<text:s/></text:p>
          </table:table-cell>
          <table:table-cell office:value-type="float" office:value="258938004.86000001" table:style-name="ce17">
            <text:p>258.938.005<text:s/></text:p>
          </table:table-cell>
          <table:table-cell office:value-type="float" office:value="4501472.6399999997" table:style-name="ce17">
            <text:p>4.501.473<text:s/></text:p>
          </table:table-cell>
          <table:table-cell office:value-type="float" office:value="324328.57" table:style-name="ce17">
            <text:p>324.329<text:s/></text:p>
          </table:table-cell>
          <table:table-cell office:value-type="float" office:value="22252.59" table:style-name="ce17">
            <text:p>22.253<text:s/></text:p>
          </table:table-cell>
          <table:table-cell office:value-type="float" office:value="29064856.559999999" table:style-name="ce17">
            <text:p>29.064.857<text:s/></text:p>
          </table:table-cell>
          <table:table-cell office:value-type="float" office:value="19250" table:style-name="ce17">
            <text:p>19.250<text:s/></text:p>
          </table:table-cell>
          <table:table-cell office:value-type="float" office:value="231720.91" table:style-name="ce17">
            <text:p>231.721<text:s/></text:p>
          </table:table-cell>
          <table:table-cell office:value-type="float" office:value="12124924.49" table:style-name="ce17">
            <text:p>12.124.924<text:s/></text:p>
          </table:table-cell>
          <table:table-cell office:value-type="float" office:value="29488.46" table:style-name="ce17">
            <text:p>29.488<text:s/></text:p>
          </table:table-cell>
          <table:table-cell office:value-type="float" office:value="1243182.77" table:style-name="ce17">
            <text:p>1.243.183<text:s/></text:p>
          </table:table-cell>
          <table:table-cell office:value-type="float" office:value="32424.799999999999" table:style-name="ce17">
            <text:p>32.425<text:s/></text:p>
          </table:table-cell>
          <table:table-cell office:value-type="float" office:value="10245273.689999999" table:style-name="ce17">
            <text:p>10.245.274<text:s/></text:p>
          </table:table-cell>
          <table:table-cell office:value-type="float" office:value="155150370.28" table:style-name="ce17">
            <text:p>155.150.370<text:s/></text:p>
          </table:table-cell>
          <table:table-cell office:value-type="float" office:value="83484.160000000003" table:style-name="ce17">
            <text:p>83.484<text:s/></text:p>
          </table:table-cell>
          <table:table-cell office:value-type="float" office:value="90665.9" table:style-name="ce17">
            <text:p>90.666<text:s/></text:p>
          </table:table-cell>
          <table:table-cell office:value-type="float" office:value="4323.8100000000004" table:style-name="ce17">
            <text:p>4.324<text:s/></text:p>
          </table:table-cell>
          <table:table-cell office:value-type="float" office:value="40995438.399999999" table:style-name="ce17">
            <text:p>40.995.438<text:s/></text:p>
          </table:table-cell>
          <table:table-cell office:value-type="float" office:value="1353272.89" table:style-name="ce17">
            <text:p>1.353.273<text:s/></text:p>
          </table:table-cell>
          <table:table-cell office:value-type="float" office:value="1693351.69" table:style-name="ce17">
            <text:p>1.693.352<text:s/></text:p>
          </table:table-cell>
          <table:table-cell office:value-type="float" office:value="833201011.95000005" table:style-name="ce17">
            <text:p>833.201.012<text:s/></text:p>
          </table:table-cell>
          <table:table-cell office:value-type="float" office:value="41951.85" table:style-name="ce17">
            <text:p>41.952<text:s/></text:p>
          </table:table-cell>
          <table:table-cell office:value-type="float" office:value="1368575259.53" table:style-name="ce18">
            <text:p>1.368.575.260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12851435.090000002" table:style-name="ce17">
            <text:p>12.851.435<text:s/></text:p>
          </table:table-cell>
          <table:table-cell office:value-type="float" office:value="58821662.99000001" table:style-name="ce17">
            <text:p>58.821.663<text:s/></text:p>
          </table:table-cell>
          <table:table-cell office:value-type="float" office:value="353422679.13999999" table:style-name="ce17">
            <text:p>353.422.679<text:s/></text:p>
          </table:table-cell>
          <table:table-cell office:value-type="float" office:value="24547567.720000003" table:style-name="ce17">
            <text:p>24.547.568<text:s/></text:p>
          </table:table-cell>
          <table:table-cell office:value-type="float" office:value="513774448.84999996" table:style-name="ce17">
            <text:p>513.774.449<text:s/></text:p>
          </table:table-cell>
          <table:table-cell office:value-type="float" office:value="288711980.74000001" table:style-name="ce17">
            <text:p>288.711.981<text:s/></text:p>
          </table:table-cell>
          <table:table-cell office:value-type="float" office:value="499280998" table:style-name="ce17">
            <text:p>499.280.998<text:s/></text:p>
          </table:table-cell>
          <table:table-cell office:value-type="float" office:value="321047558.56" table:style-name="ce17">
            <text:p>321.047.559<text:s/></text:p>
          </table:table-cell>
          <table:table-cell office:value-type="float" office:value="229856718.74000001" table:style-name="ce17">
            <text:p>229.856.719<text:s/></text:p>
          </table:table-cell>
          <table:table-cell office:value-type="float" office:value="213556900.03000003" table:style-name="ce17">
            <text:p>213.556.900<text:s/></text:p>
          </table:table-cell>
          <table:table-cell office:value-type="float" office:value="754125763.72000003" table:style-name="ce17">
            <text:p>754.125.764<text:s/></text:p>
          </table:table-cell>
          <table:table-cell office:value-type="float" office:value="88172008.350000009" table:style-name="ce17">
            <text:p>88.172.008<text:s/></text:p>
          </table:table-cell>
          <table:table-cell office:value-type="float" office:value="112782623.09999999" table:style-name="ce17">
            <text:p>112.782.623<text:s/></text:p>
          </table:table-cell>
          <table:table-cell office:value-type="float" office:value="117744755.74000001" table:style-name="ce17">
            <text:p>117.744.756<text:s/></text:p>
          </table:table-cell>
          <table:table-cell office:value-type="float" office:value="70382081.670000002" table:style-name="ce17">
            <text:p>70.382.082<text:s/></text:p>
          </table:table-cell>
          <table:table-cell office:value-type="float" office:value="521526959.90999991" table:style-name="ce17">
            <text:p>521.526.960<text:s/></text:p>
          </table:table-cell>
          <table:table-cell office:value-type="float" office:value="55589186.740000002" table:style-name="ce17">
            <text:p>55.589.187<text:s/></text:p>
          </table:table-cell>
          <table:table-cell office:value-type="float" office:value="1065785452.33" table:style-name="ce17">
            <text:p>1.065.785.452<text:s/></text:p>
          </table:table-cell>
          <table:table-cell office:value-type="float" office:value="4631771598.2699995" table:style-name="ce17">
            <text:p>4.631.771.598<text:s/></text:p>
          </table:table-cell>
          <table:table-cell office:value-type="float" office:value="66921363.689999998" table:style-name="ce17">
            <text:p>66.921.364<text:s/></text:p>
          </table:table-cell>
          <table:table-cell office:value-type="float" office:value="32485631.249999996" table:style-name="ce17">
            <text:p>32.485.631<text:s/></text:p>
          </table:table-cell>
          <table:table-cell office:value-type="float" office:value="8856474.2400000002" table:style-name="ce17">
            <text:p>8.856.474<text:s/></text:p>
          </table:table-cell>
          <table:table-cell office:value-type="float" office:value="915132864.14999998" table:style-name="ce17">
            <text:p>915.132.864<text:s/></text:p>
          </table:table-cell>
          <table:table-cell office:value-type="float" office:value="900603595.41999996" table:style-name="ce17">
            <text:p>900.603.595<text:s/></text:p>
          </table:table-cell>
          <table:table-cell office:value-type="float" office:value="36414979.539999999" table:style-name="ce17">
            <text:p>36.414.980<text:s/></text:p>
          </table:table-cell>
          <table:table-cell office:value-type="float" office:value="7107714562.3299999" table:style-name="ce17">
            <text:p>7.107.714.562<text:s/></text:p>
          </table:table-cell>
          <table:table-cell office:value-type="float" office:value="27657297.859999999" table:style-name="ce17">
            <text:p>27.657.298<text:s/></text:p>
          </table:table-cell>
          <table:table-cell office:value-type="float" office:value="19029539148.169998" table:style-name="ce18">
            <text:p>19.029.539.148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ONTRIBUIÇÃO PARA O PIS/PASEP</text:p>
          </table:table-cell>
          <table:table-cell office:value-type="float" office:value="4384124.74" table:style-name="ce17">
            <text:p>4.384.125<text:s/></text:p>
          </table:table-cell>
          <table:table-cell office:value-type="float" office:value="18083125.640000001" table:style-name="ce17">
            <text:p>18.083.126<text:s/></text:p>
          </table:table-cell>
          <table:table-cell office:value-type="float" office:value="88147523.209999993" table:style-name="ce17">
            <text:p>88.147.523<text:s/></text:p>
          </table:table-cell>
          <table:table-cell office:value-type="float" office:value="8535987.0399999991" table:style-name="ce17">
            <text:p>8.535.987<text:s/></text:p>
          </table:table-cell>
          <table:table-cell office:value-type="float" office:value="146610470.02000001" table:style-name="ce17">
            <text:p>146.610.470<text:s/></text:p>
          </table:table-cell>
          <table:table-cell office:value-type="float" office:value="89829397.609999999" table:style-name="ce17">
            <text:p>89.829.398<text:s/></text:p>
          </table:table-cell>
          <table:table-cell office:value-type="float" office:value="327254908.86000001" table:style-name="ce17">
            <text:p>327.254.909<text:s/></text:p>
          </table:table-cell>
          <table:table-cell office:value-type="float" office:value="91813590.040000007" table:style-name="ce17">
            <text:p>91.813.590<text:s/></text:p>
          </table:table-cell>
          <table:table-cell office:value-type="float" office:value="68592795.760000005" table:style-name="ce17">
            <text:p>68.592.796<text:s/></text:p>
          </table:table-cell>
          <table:table-cell office:value-type="float" office:value="58227961.079999998" table:style-name="ce17">
            <text:p>58.227.961<text:s/></text:p>
          </table:table-cell>
          <table:table-cell office:value-type="float" office:value="253638356.93000001" table:style-name="ce17">
            <text:p>253.638.357<text:s/></text:p>
          </table:table-cell>
          <table:table-cell office:value-type="float" office:value="30716540.309999999" table:style-name="ce17">
            <text:p>30.716.540<text:s/></text:p>
          </table:table-cell>
          <table:table-cell office:value-type="float" office:value="43462536.630000003" table:style-name="ce17">
            <text:p>43.462.537<text:s/></text:p>
          </table:table-cell>
          <table:table-cell office:value-type="float" office:value="45695510.700000003" table:style-name="ce17">
            <text:p>45.695.511<text:s/></text:p>
          </table:table-cell>
          <table:table-cell office:value-type="float" office:value="25128392.109999999" table:style-name="ce17">
            <text:p>25.128.392<text:s/></text:p>
          </table:table-cell>
          <table:table-cell office:value-type="float" office:value="119214377.95" table:style-name="ce17">
            <text:p>119.214.378<text:s/></text:p>
          </table:table-cell>
          <table:table-cell office:value-type="float" office:value="14022705.949999999" table:style-name="ce17">
            <text:p>14.022.706<text:s/></text:p>
          </table:table-cell>
          <table:table-cell office:value-type="float" office:value="281041434.37" table:style-name="ce17">
            <text:p>281.041.434<text:s/></text:p>
          </table:table-cell>
          <table:table-cell office:value-type="float" office:value="1223796368.77" table:style-name="ce17">
            <text:p>1.223.796.369<text:s/></text:p>
          </table:table-cell>
          <table:table-cell office:value-type="float" office:value="24848658.5" table:style-name="ce17">
            <text:p>24.848.659<text:s/></text:p>
          </table:table-cell>
          <table:table-cell office:value-type="float" office:value="13218157.41" table:style-name="ce17">
            <text:p>13.218.157<text:s/></text:p>
          </table:table-cell>
          <table:table-cell office:value-type="float" office:value="3626916.2" table:style-name="ce17">
            <text:p>3.626.916<text:s/></text:p>
          </table:table-cell>
          <table:table-cell office:value-type="float" office:value="257024672.15000001" table:style-name="ce17">
            <text:p>257.024.672<text:s/></text:p>
          </table:table-cell>
          <table:table-cell office:value-type="float" office:value="222716393.56" table:style-name="ce17">
            <text:p>222.716.394<text:s/></text:p>
          </table:table-cell>
          <table:table-cell office:value-type="float" office:value="15129218.25" table:style-name="ce17">
            <text:p>15.129.218<text:s/></text:p>
          </table:table-cell>
          <table:table-cell office:value-type="float" office:value="1927278449.6700001" table:style-name="ce17">
            <text:p>1.927.278.450<text:s/></text:p>
          </table:table-cell>
          <table:table-cell office:value-type="float" office:value="11828788.08" table:style-name="ce17">
            <text:p>11.828.788<text:s/></text:p>
          </table:table-cell>
          <table:table-cell office:value-type="float" office:value="5413867361.54" table:style-name="ce18">
            <text:p>5.413.867.36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FINANCEIRAS</text:p>
          </table:table-cell>
          <table:table-cell office:value-type="float" office:value="952.33" table:style-name="ce17">
            <text:p>952<text:s/></text:p>
          </table:table-cell>
          <table:table-cell office:value-type="float" office:value="9225.32" table:style-name="ce17">
            <text:p>9.225<text:s/></text:p>
          </table:table-cell>
          <table:table-cell office:value-type="float" office:value="26162.81" table:style-name="ce17">
            <text:p>26.163<text:s/></text:p>
          </table:table-cell>
          <table:table-cell office:value-type="float" office:value="5217.93" table:style-name="ce17">
            <text:p>5.218<text:s/></text:p>
          </table:table-cell>
          <table:table-cell office:value-type="float" office:value="126309.23" table:style-name="ce17">
            <text:p>126.309<text:s/></text:p>
          </table:table-cell>
          <table:table-cell office:value-type="float" office:value="2952834.32" table:style-name="ce17">
            <text:p>2.952.834<text:s/></text:p>
          </table:table-cell>
          <table:table-cell office:value-type="float" office:value="43476502.859999999" table:style-name="ce17">
            <text:p>43.476.503<text:s/></text:p>
          </table:table-cell>
          <table:table-cell office:value-type="float" office:value="813692.63" table:style-name="ce17">
            <text:p>813.693<text:s/></text:p>
          </table:table-cell>
          <table:table-cell office:value-type="float" office:value="52572.68" table:style-name="ce17">
            <text:p>52.573<text:s/></text:p>
          </table:table-cell>
          <table:table-cell office:value-type="float" office:value="3528.16" table:style-name="ce17">
            <text:p>3.528<text:s/></text:p>
          </table:table-cell>
          <table:table-cell office:value-type="float" office:value="4578416.51" table:style-name="ce17">
            <text:p>4.578.417<text:s/></text:p>
          </table:table-cell>
          <table:table-cell office:value-type="float" office:value="3439.36" table:style-name="ce17">
            <text:p>3.439<text:s/></text:p>
          </table:table-cell>
          <table:table-cell office:value-type="float" office:value="38911.42" table:style-name="ce17">
            <text:p>38.911<text:s/></text:p>
          </table:table-cell>
          <table:table-cell office:value-type="float" office:value="1977730.8" table:style-name="ce17">
            <text:p>1.977.731<text:s/></text:p>
          </table:table-cell>
          <table:table-cell office:value-type="float" office:value="4975.7299999999996" table:style-name="ce17">
            <text:p>4.976<text:s/></text:p>
          </table:table-cell>
          <table:table-cell office:value-type="float" office:value="205505.49" table:style-name="ce17">
            <text:p>205.505<text:s/></text:p>
          </table:table-cell>
          <table:table-cell office:value-type="float" office:value="6040.49" table:style-name="ce17">
            <text:p>6.040<text:s/></text:p>
          </table:table-cell>
          <table:table-cell office:value-type="float" office:value="1670682.09" table:style-name="ce17">
            <text:p>1.670.682<text:s/></text:p>
          </table:table-cell>
          <table:table-cell office:value-type="float" office:value="26598874.239999998" table:style-name="ce17">
            <text:p>26.598.874<text:s/></text:p>
          </table:table-cell>
          <table:table-cell office:value-type="float" office:value="13595.79" table:style-name="ce17">
            <text:p>13.596<text:s/></text:p>
          </table:table-cell>
          <table:table-cell office:value-type="float" office:value="14531.03" table:style-name="ce17">
            <text:p>14.531<text:s/></text:p>
          </table:table-cell>
          <table:table-cell office:value-type="float" office:value="702.62" table:style-name="ce17">
            <text:p>703<text:s/></text:p>
          </table:table-cell>
          <table:table-cell office:value-type="float" office:value="6970968.2400000002" table:style-name="ce17">
            <text:p>6.970.968<text:s/></text:p>
          </table:table-cell>
          <table:table-cell office:value-type="float" office:value="228461.1" table:style-name="ce17">
            <text:p>228.461<text:s/></text:p>
          </table:table-cell>
          <table:table-cell office:value-type="float" office:value="288499.49" table:style-name="ce17">
            <text:p>288.499<text:s/></text:p>
          </table:table-cell>
          <table:table-cell office:value-type="float" office:value="135503189.13999999" table:style-name="ce17">
            <text:p>135.503.189<text:s/></text:p>
          </table:table-cell>
          <table:table-cell office:value-type="float" office:value="8453.49" table:style-name="ce17">
            <text:p>8.453<text:s/></text:p>
          </table:table-cell>
          <table:table-cell office:value-type="float" office:value="225579975.29999998" table:style-name="ce18">
            <text:p>225.579.975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3"/>DEMAIS</text:p>
          </table:table-cell>
          <table:table-cell office:value-type="float" office:value="4383172.41" table:style-name="ce17">
            <text:p>4.383.172<text:s/></text:p>
          </table:table-cell>
          <table:table-cell office:value-type="float" office:value="18073900.32" table:style-name="ce17">
            <text:p>18.073.900<text:s/></text:p>
          </table:table-cell>
          <table:table-cell office:value-type="float" office:value="88121360.399999991" table:style-name="ce17">
            <text:p>88.121.360<text:s/></text:p>
          </table:table-cell>
          <table:table-cell office:value-type="float" office:value="8530769.1099999994" table:style-name="ce17">
            <text:p>8.530.769<text:s/></text:p>
          </table:table-cell>
          <table:table-cell office:value-type="float" office:value="146484160.78999999" table:style-name="ce17">
            <text:p>146.484.161<text:s/></text:p>
          </table:table-cell>
          <table:table-cell office:value-type="float" office:value="86876563.289999992" table:style-name="ce17">
            <text:p>86.876.563<text:s/></text:p>
          </table:table-cell>
          <table:table-cell office:value-type="float" office:value="283778406" table:style-name="ce17">
            <text:p>283.778.406<text:s/></text:p>
          </table:table-cell>
          <table:table-cell office:value-type="float" office:value="90999897.410000011" table:style-name="ce17">
            <text:p>90.999.897<text:s/></text:p>
          </table:table-cell>
          <table:table-cell office:value-type="float" office:value="68540223.079999998" table:style-name="ce17">
            <text:p>68.540.223<text:s/></text:p>
          </table:table-cell>
          <table:table-cell office:value-type="float" office:value="58224432.919999994" table:style-name="ce17">
            <text:p>58.224.433<text:s/></text:p>
          </table:table-cell>
          <table:table-cell office:value-type="float" office:value="249059940.42000002" table:style-name="ce17">
            <text:p>249.059.940<text:s/></text:p>
          </table:table-cell>
          <table:table-cell office:value-type="float" office:value="30713100.949999999" table:style-name="ce17">
            <text:p>30.713.101<text:s/></text:p>
          </table:table-cell>
          <table:table-cell office:value-type="float" office:value="43423625.209999993" table:style-name="ce17">
            <text:p>43.423.625<text:s/></text:p>
          </table:table-cell>
          <table:table-cell office:value-type="float" office:value="43717779.899999999" table:style-name="ce17">
            <text:p>43.717.780<text:s/></text:p>
          </table:table-cell>
          <table:table-cell office:value-type="float" office:value="25123416.380000003" table:style-name="ce17">
            <text:p>25.123.416<text:s/></text:p>
          </table:table-cell>
          <table:table-cell office:value-type="float" office:value="119008872.45999999" table:style-name="ce17">
            <text:p>119.008.872<text:s/></text:p>
          </table:table-cell>
          <table:table-cell office:value-type="float" office:value="14016665.459999999" table:style-name="ce17">
            <text:p>14.016.665<text:s/></text:p>
          </table:table-cell>
          <table:table-cell office:value-type="float" office:value="279370752.28000003" table:style-name="ce17">
            <text:p>279.370.752<text:s/></text:p>
          </table:table-cell>
          <table:table-cell office:value-type="float" office:value="1197197494.53" table:style-name="ce17">
            <text:p>1.197.197.495<text:s/></text:p>
          </table:table-cell>
          <table:table-cell office:value-type="float" office:value="24835062.709999997" table:style-name="ce17">
            <text:p>24.835.063<text:s/></text:p>
          </table:table-cell>
          <table:table-cell office:value-type="float" office:value="13203626.380000001" table:style-name="ce17">
            <text:p>13.203.626<text:s/></text:p>
          </table:table-cell>
          <table:table-cell office:value-type="float" office:value="3626213.58" table:style-name="ce17">
            <text:p>3.626.214<text:s/></text:p>
          </table:table-cell>
          <table:table-cell office:value-type="float" office:value="250053703.91" table:style-name="ce17">
            <text:p>250.053.704<text:s/></text:p>
          </table:table-cell>
          <table:table-cell office:value-type="float" office:value="222487932.45999998" table:style-name="ce17">
            <text:p>222.487.932<text:s/></text:p>
          </table:table-cell>
          <table:table-cell office:value-type="float" office:value="14840718.76" table:style-name="ce17">
            <text:p>14.840.719<text:s/></text:p>
          </table:table-cell>
          <table:table-cell office:value-type="float" office:value="1791775260.5300002" table:style-name="ce17">
            <text:p>1.791.775.261<text:s/></text:p>
          </table:table-cell>
          <table:table-cell office:value-type="float" office:value="11820334.590000002" table:style-name="ce17">
            <text:p>11.820.335<text:s/></text:p>
          </table:table-cell>
          <table:table-cell office:value-type="float" office:value="5188287386.2400007" table:style-name="ce18">
            <text:p>5.188.287.386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SLL</text:p>
          </table:table-cell>
          <table:table-cell office:value-type="float" office:value="4510604.71" table:style-name="ce17">
            <text:p>4.510.605<text:s/></text:p>
          </table:table-cell>
          <table:table-cell office:value-type="float" office:value="11775596.359999999" table:style-name="ce17">
            <text:p>11.775.596<text:s/></text:p>
          </table:table-cell>
          <table:table-cell office:value-type="float" office:value="134117840.52" table:style-name="ce17">
            <text:p>134.117.841<text:s/></text:p>
          </table:table-cell>
          <table:table-cell office:value-type="float" office:value="2244956.4500000002" table:style-name="ce17">
            <text:p>2.244.956<text:s/></text:p>
          </table:table-cell>
          <table:table-cell office:value-type="float" office:value="109425539.66" table:style-name="ce17">
            <text:p>109.425.540<text:s/></text:p>
          </table:table-cell>
          <table:table-cell office:value-type="float" office:value="73185380.280000001" table:style-name="ce17">
            <text:p>73.185.380<text:s/></text:p>
          </table:table-cell>
          <table:table-cell office:value-type="float" office:value="169923958.62" table:style-name="ce17">
            <text:p>169.923.959<text:s/></text:p>
          </table:table-cell>
          <table:table-cell office:value-type="float" office:value="52582932.420000002" table:style-name="ce17">
            <text:p>52.582.932<text:s/></text:p>
          </table:table-cell>
          <table:table-cell office:value-type="float" office:value="58776568.219999999" table:style-name="ce17">
            <text:p>58.776.568<text:s/></text:p>
          </table:table-cell>
          <table:table-cell office:value-type="float" office:value="35953895.020000003" table:style-name="ce17">
            <text:p>35.953.895<text:s/></text:p>
          </table:table-cell>
          <table:table-cell office:value-type="float" office:value="221547189.55000001" table:style-name="ce17">
            <text:p>221.547.190<text:s/></text:p>
          </table:table-cell>
          <table:table-cell office:value-type="float" office:value="25509541.050000001" table:style-name="ce17">
            <text:p>25.509.541<text:s/></text:p>
          </table:table-cell>
          <table:table-cell office:value-type="float" office:value="36419258.159999996" table:style-name="ce17">
            <text:p>36.419.258<text:s/></text:p>
          </table:table-cell>
          <table:table-cell office:value-type="float" office:value="49025731.350000001" table:style-name="ce17">
            <text:p>49.025.731<text:s/></text:p>
          </table:table-cell>
          <table:table-cell office:value-type="float" office:value="16768474.130000001" table:style-name="ce17">
            <text:p>16.768.474<text:s/></text:p>
          </table:table-cell>
          <table:table-cell office:value-type="float" office:value="64898072.140000001" table:style-name="ce17">
            <text:p>64.898.072<text:s/></text:p>
          </table:table-cell>
          <table:table-cell office:value-type="float" office:value="14840649.189999999" table:style-name="ce17">
            <text:p>14.840.649<text:s/></text:p>
          </table:table-cell>
          <table:table-cell office:value-type="float" office:value="228424728.11000001" table:style-name="ce17">
            <text:p>228.424.728<text:s/></text:p>
          </table:table-cell>
          <table:table-cell office:value-type="float" office:value="603698627.14999998" table:style-name="ce17">
            <text:p>603.698.627<text:s/></text:p>
          </table:table-cell>
          <table:table-cell office:value-type="float" office:value="16018539.33" table:style-name="ce17">
            <text:p>16.018.539<text:s/></text:p>
          </table:table-cell>
          <table:table-cell office:value-type="float" office:value="10514729.49" table:style-name="ce17">
            <text:p>10.514.729<text:s/></text:p>
          </table:table-cell>
          <table:table-cell office:value-type="float" office:value="3269953.66" table:style-name="ce17">
            <text:p>3.269.954<text:s/></text:p>
          </table:table-cell>
          <table:table-cell office:value-type="float" office:value="209846581.24000001" table:style-name="ce17">
            <text:p>209.846.581<text:s/></text:p>
          </table:table-cell>
          <table:table-cell office:value-type="float" office:value="143578002.59999999" table:style-name="ce17">
            <text:p>143.578.003<text:s/></text:p>
          </table:table-cell>
          <table:table-cell office:value-type="float" office:value="11830426.050000001" table:style-name="ce17">
            <text:p>11.830.426<text:s/></text:p>
          </table:table-cell>
          <table:table-cell office:value-type="float" office:value="1870670786.95" table:style-name="ce17">
            <text:p>1.870.670.787<text:s/></text:p>
          </table:table-cell>
          <table:table-cell office:value-type="float" office:value="9353871.1300000008" table:style-name="ce17">
            <text:p>9.353.871<text:s/></text:p>
          </table:table-cell>
          <table:table-cell office:value-type="float" office:value="4188712433.5400009" table:style-name="ce18">
            <text:p>4.188.712.434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FINANCEIRAS</text:p>
          </table:table-cell>
          <table:table-cell office:value-type="float" office:value="2545.27" table:style-name="ce17">
            <text:p>2.545<text:s/></text:p>
          </table:table-cell>
          <table:table-cell office:value-type="float" office:value="18420.669999999998" table:style-name="ce17">
            <text:p>18.421<text:s/></text:p>
          </table:table-cell>
          <table:table-cell office:value-type="float" office:value="147089.06" table:style-name="ce17">
            <text:p>147.089<text:s/></text:p>
          </table:table-cell>
          <table:table-cell office:value-type="float" office:value="5015.21" table:style-name="ce17">
            <text:p>5.015<text:s/></text:p>
          </table:table-cell>
          <table:table-cell office:value-type="float" office:value="278339.01" table:style-name="ce17">
            <text:p>278.339<text:s/></text:p>
          </table:table-cell>
          <table:table-cell office:value-type="float" office:value="1740174.37" table:style-name="ce17">
            <text:p>1.740.174<text:s/></text:p>
          </table:table-cell>
          <table:table-cell office:value-type="float" office:value="28702741.84" table:style-name="ce17">
            <text:p>28.702.742<text:s/></text:p>
          </table:table-cell>
          <table:table-cell office:value-type="float" office:value="1149524.4099999999" table:style-name="ce17">
            <text:p>1.149.524<text:s/></text:p>
          </table:table-cell>
          <table:table-cell office:value-type="float" office:value="107871.34" table:style-name="ce17">
            <text:p>107.871<text:s/></text:p>
          </table:table-cell>
          <table:table-cell office:value-type="float" office:value="124.84" table:style-name="ce17">
            <text:p>125<text:s/></text:p>
          </table:table-cell>
          <table:table-cell office:value-type="float" office:value="8200044.5099999998" table:style-name="ce17">
            <text:p>8.200.045<text:s/></text:p>
          </table:table-cell>
          <table:table-cell office:value-type="float" office:value="78211.320000000007" table:style-name="ce17">
            <text:p>78.211<text:s/></text:p>
          </table:table-cell>
          <table:table-cell office:value-type="float" office:value="299373.8" table:style-name="ce17">
            <text:p>299.374<text:s/></text:p>
          </table:table-cell>
          <table:table-cell office:value-type="float" office:value="14583893.09" table:style-name="ce17">
            <text:p>14.583.893<text:s/></text:p>
          </table:table-cell>
          <table:table-cell office:value-type="float" office:value="31071.62" table:style-name="ce17">
            <text:p>31.072<text:s/></text:p>
          </table:table-cell>
          <table:table-cell office:value-type="float" office:value="2168583.54" table:style-name="ce17">
            <text:p>2.168.584<text:s/></text:p>
          </table:table-cell>
          <table:table-cell office:value-type="float" office:value="843.58" table:style-name="ce17">
            <text:p>844<text:s/></text:p>
          </table:table-cell>
          <table:table-cell office:value-type="float" office:value="17016391.75" table:style-name="ce17">
            <text:p>17.016.392<text:s/></text:p>
          </table:table-cell>
          <table:table-cell office:value-type="float" office:value="137260940.22999999" table:style-name="ce17">
            <text:p>137.260.940<text:s/></text:p>
          </table:table-cell>
          <table:table-cell office:value-type="float" office:value="1838.69" table:style-name="ce17">
            <text:p>1.839<text:s/></text:p>
          </table:table-cell>
          <table:table-cell office:value-type="float" office:value="20484.88" table:style-name="ce17">
            <text:p>20.485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36211838.289999999" table:style-name="ce17">
            <text:p>36.211.838<text:s/></text:p>
          </table:table-cell>
          <table:table-cell office:value-type="float" office:value="955661.46" table:style-name="ce17">
            <text:p>955.661<text:s/></text:p>
          </table:table-cell>
          <table:table-cell office:value-type="float" office:value="1044402.18" table:style-name="ce17">
            <text:p>1.044.402<text:s/></text:p>
          </table:table-cell>
          <table:table-cell office:value-type="float" office:value="363785240.94999999" table:style-name="ce17">
            <text:p>363.785.241<text:s/></text:p>
          </table:table-cell>
          <table:table-cell office:value-type="float" office:value="7055.39" table:style-name="ce17">
            <text:p>7.055<text:s/></text:p>
          </table:table-cell>
          <table:table-cell office:value-type="float" office:value="613817721.29999995" table:style-name="ce18">
            <text:p>613.817.72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<text:s text:c="2"/>DEMAIS</text:p>
          </table:table-cell>
          <table:table-cell office:value-type="float" office:value="4508059.4399999995" table:style-name="ce17">
            <text:p>4.508.059<text:s/></text:p>
          </table:table-cell>
          <table:table-cell office:value-type="float" office:value="11757175.690000001" table:style-name="ce17">
            <text:p>11.757.176<text:s/></text:p>
          </table:table-cell>
          <table:table-cell office:value-type="float" office:value="133970751.46000001" table:style-name="ce17">
            <text:p>133.970.751<text:s/></text:p>
          </table:table-cell>
          <table:table-cell office:value-type="float" office:value="2239941.2399999998" table:style-name="ce17">
            <text:p>2.239.941<text:s/></text:p>
          </table:table-cell>
          <table:table-cell office:value-type="float" office:value="109147200.65000001" table:style-name="ce17">
            <text:p>109.147.201<text:s/></text:p>
          </table:table-cell>
          <table:table-cell office:value-type="float" office:value="71445205.909999996" table:style-name="ce17">
            <text:p>71.445.206<text:s/></text:p>
          </table:table-cell>
          <table:table-cell office:value-type="float" office:value="141221216.78" table:style-name="ce17">
            <text:p>141.221.217<text:s/></text:p>
          </table:table-cell>
          <table:table-cell office:value-type="float" office:value="51433408.010000005" table:style-name="ce17">
            <text:p>51.433.408<text:s/></text:p>
          </table:table-cell>
          <table:table-cell office:value-type="float" office:value="58668696.880000003" table:style-name="ce17">
            <text:p>58.668.697<text:s/></text:p>
          </table:table-cell>
          <table:table-cell office:value-type="float" office:value="35953770.18" table:style-name="ce17">
            <text:p>35.953.770<text:s/></text:p>
          </table:table-cell>
          <table:table-cell office:value-type="float" office:value="213347145.04000002" table:style-name="ce17">
            <text:p>213.347.145<text:s/></text:p>
          </table:table-cell>
          <table:table-cell office:value-type="float" office:value="25431329.729999997" table:style-name="ce17">
            <text:p>25.431.330<text:s/></text:p>
          </table:table-cell>
          <table:table-cell office:value-type="float" office:value="36119884.359999999" table:style-name="ce17">
            <text:p>36.119.884<text:s/></text:p>
          </table:table-cell>
          <table:table-cell office:value-type="float" office:value="34441838.259999998" table:style-name="ce17">
            <text:p>34.441.838<text:s/></text:p>
          </table:table-cell>
          <table:table-cell office:value-type="float" office:value="16737402.509999998" table:style-name="ce17">
            <text:p>16.737.403<text:s/></text:p>
          </table:table-cell>
          <table:table-cell office:value-type="float" office:value="62729488.600000001" table:style-name="ce17">
            <text:p>62.729.489<text:s/></text:p>
          </table:table-cell>
          <table:table-cell office:value-type="float" office:value="14839805.609999999" table:style-name="ce17">
            <text:p>14.839.806<text:s/></text:p>
          </table:table-cell>
          <table:table-cell office:value-type="float" office:value="211408336.36000001" table:style-name="ce17">
            <text:p>211.408.336<text:s/></text:p>
          </table:table-cell>
          <table:table-cell office:value-type="float" office:value="466437686.91999996" table:style-name="ce17">
            <text:p>466.437.687<text:s/></text:p>
          </table:table-cell>
          <table:table-cell office:value-type="float" office:value="16016700.640000001" table:style-name="ce17">
            <text:p>16.016.701<text:s/></text:p>
          </table:table-cell>
          <table:table-cell office:value-type="float" office:value="10494244.609999999" table:style-name="ce17">
            <text:p>10.494.245<text:s/></text:p>
          </table:table-cell>
          <table:table-cell office:value-type="float" office:value="3269953.66" table:style-name="ce17">
            <text:p>3.269.954<text:s/></text:p>
          </table:table-cell>
          <table:table-cell office:value-type="float" office:value="173634742.94999999" table:style-name="ce17">
            <text:p>173.634.743<text:s/></text:p>
          </table:table-cell>
          <table:table-cell office:value-type="float" office:value="142622341.13999999" table:style-name="ce17">
            <text:p>142.622.341<text:s/></text:p>
          </table:table-cell>
          <table:table-cell office:value-type="float" office:value="10786023.869999999" table:style-name="ce17">
            <text:p>10.786.024<text:s/></text:p>
          </table:table-cell>
          <table:table-cell office:value-type="float" office:value="1506885546" table:style-name="ce17">
            <text:p>1.506.885.546<text:s/></text:p>
          </table:table-cell>
          <table:table-cell office:value-type="float" office:value="9346815.7400000002" table:style-name="ce17">
            <text:p>9.346.816<text:s/></text:p>
          </table:table-cell>
          <table:table-cell office:value-type="float" office:value="3574894712.2399998" table:style-name="ce18">
            <text:p>3.574.894.712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IDE-COMBUSTÍVEIS</text:p>
          </table:table-cell>
          <table:table-cell office:value-type="float" office:value="0" table:style-name="ce17">
            <text:p>-<text:s/></text:p>
          </table:table-cell>
          <table:table-cell office:value-type="float" office:value="4637062.5999999996" table:style-name="ce17">
            <text:p>4.637.063<text:s/></text:p>
          </table:table-cell>
          <table:table-cell office:value-type="float" office:value="7757195.54" table:style-name="ce17">
            <text:p>7.757.196<text:s/></text:p>
          </table:table-cell>
          <table:table-cell office:value-type="float" office:value="2588750" table:style-name="ce17">
            <text:p>2.588.750<text:s/></text:p>
          </table:table-cell>
          <table:table-cell office:value-type="float" office:value="15248606.220000001" table:style-name="ce17">
            <text:p>15.248.606<text:s/></text:p>
          </table:table-cell>
          <table:table-cell office:value-type="float" office:value="2159498.5" table:style-name="ce17">
            <text:p>2.159.499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4789325.57" table:style-name="ce17">
            <text:p>4.789.326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17747538.309999999" table:style-name="ce17">
            <text:p>17.747.538<text:s/></text:p>
          </table:table-cell>
          <table:table-cell office:value-type="float" office:value="216.29" table:style-name="ce17">
            <text:p>216<text:s/></text:p>
          </table:table-cell>
          <table:table-cell office:value-type="float" office:value="247403.25" table:style-name="ce17">
            <text:p>247.403<text:s/></text:p>
          </table:table-cell>
          <table:table-cell office:value-type="float" office:value="232870.94" table:style-name="ce17">
            <text:p>232.871<text:s/></text:p>
          </table:table-cell>
          <table:table-cell office:value-type="float" office:value="710320.95" table:style-name="ce17">
            <text:p>710.321<text:s/></text:p>
          </table:table-cell>
          <table:table-cell office:value-type="float" office:value="403749.96" table:style-name="ce17">
            <text:p>403.750<text:s/></text:p>
          </table:table-cell>
          <table:table-cell office:value-type="float" office:value="19606811.920000002" table:style-name="ce17">
            <text:p>19.606.812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3277446.280000001" table:style-name="ce17">
            <text:p>23.277.446<text:s/></text:p>
          </table:table-cell>
          <table:table-cell office:value-type="float" office:value="372712244" table:style-name="ce17">
            <text:p>372.712.244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8242895.0800000001" table:style-name="ce17">
            <text:p>8.242.895<text:s/></text:p>
          </table:table-cell>
          <table:table-cell office:value-type="float" office:value="3563.34" table:style-name="ce17">
            <text:p>3.56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28117472.52" table:style-name="ce17">
            <text:p>28.117.473<text:s/></text:p>
          </table:table-cell>
          <table:table-cell office:value-type="float" office:value="0" table:style-name="ce17">
            <text:p>-<text:s/></text:p>
          </table:table-cell>
          <table:table-cell office:value-type="float" office:value="508482971.26999992" table:style-name="ce18">
            <text:p>508.482.971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CPSSS - Contrib. p/ o Plano de Segurid. Social Serv. Público</text:p>
          </table:table-cell>
          <table:table-cell office:value-type="float" office:value="12228950.460000001" table:style-name="ce17">
            <text:p>12.228.950<text:s/></text:p>
          </table:table-cell>
          <table:table-cell office:value-type="float" office:value="41402545.280000001" table:style-name="ce17">
            <text:p>41.402.545<text:s/></text:p>
          </table:table-cell>
          <table:table-cell office:value-type="float" office:value="34141633.729999997" table:style-name="ce17">
            <text:p>34.141.634<text:s/></text:p>
          </table:table-cell>
          <table:table-cell office:value-type="float" office:value="37138943.509999998" table:style-name="ce17">
            <text:p>37.138.944<text:s/></text:p>
          </table:table-cell>
          <table:table-cell office:value-type="float" office:value="109656953.66" table:style-name="ce17">
            <text:p>109.656.954<text:s/></text:p>
          </table:table-cell>
          <table:table-cell office:value-type="float" office:value="85933177.189999998" table:style-name="ce17">
            <text:p>85.933.177<text:s/></text:p>
          </table:table-cell>
          <table:table-cell office:value-type="float" office:value="2272635402.77" table:style-name="ce17">
            <text:p>2.272.635.403<text:s/></text:p>
          </table:table-cell>
          <table:table-cell office:value-type="float" office:value="52262192.229999997" table:style-name="ce17">
            <text:p>52.262.192<text:s/></text:p>
          </table:table-cell>
          <table:table-cell office:value-type="float" office:value="70101623.239999995" table:style-name="ce17">
            <text:p>70.101.623<text:s/></text:p>
          </table:table-cell>
          <table:table-cell office:value-type="float" office:value="42810302.630000003" table:style-name="ce17">
            <text:p>42.810.303<text:s/></text:p>
          </table:table-cell>
          <table:table-cell office:value-type="float" office:value="288970626.44999999" table:style-name="ce17">
            <text:p>288.970.626<text:s/></text:p>
          </table:table-cell>
          <table:table-cell office:value-type="float" office:value="41917721.990000002" table:style-name="ce17">
            <text:p>41.917.722<text:s/></text:p>
          </table:table-cell>
          <table:table-cell office:value-type="float" office:value="40783631.670000002" table:style-name="ce17">
            <text:p>40.783.632<text:s/></text:p>
          </table:table-cell>
          <table:table-cell office:value-type="float" office:value="76826846.739999995" table:style-name="ce17">
            <text:p>76.826.847<text:s/></text:p>
          </table:table-cell>
          <table:table-cell office:value-type="float" office:value="88422382.489999995" table:style-name="ce17">
            <text:p>88.422.382<text:s/></text:p>
          </table:table-cell>
          <table:table-cell office:value-type="float" office:value="123590290.8" table:style-name="ce17">
            <text:p>123.590.291<text:s/></text:p>
          </table:table-cell>
          <table:table-cell office:value-type="float" office:value="33949478.140000001" table:style-name="ce17">
            <text:p>33.949.478<text:s/></text:p>
          </table:table-cell>
          <table:table-cell office:value-type="float" office:value="128282493.42" table:style-name="ce17">
            <text:p>128.282.493<text:s/></text:p>
          </table:table-cell>
          <table:table-cell office:value-type="float" office:value="474120531.41000003" table:style-name="ce17">
            <text:p>474.120.531<text:s/></text:p>
          </table:table-cell>
          <table:table-cell office:value-type="float" office:value="69104475.849999994" table:style-name="ce17">
            <text:p>69.104.476<text:s/></text:p>
          </table:table-cell>
          <table:table-cell office:value-type="float" office:value="38819860.950000003" table:style-name="ce17">
            <text:p>38.819.861<text:s/></text:p>
          </table:table-cell>
          <table:table-cell office:value-type="float" office:value="25614391.329999998" table:style-name="ce17">
            <text:p>25.614.391<text:s/></text:p>
          </table:table-cell>
          <table:table-cell office:value-type="float" office:value="215033499.97" table:style-name="ce17">
            <text:p>215.033.500<text:s/></text:p>
          </table:table-cell>
          <table:table-cell office:value-type="float" office:value="98055312.109999999" table:style-name="ce17">
            <text:p>98.055.312<text:s/></text:p>
          </table:table-cell>
          <table:table-cell office:value-type="float" office:value="32262761.77" table:style-name="ce17">
            <text:p>32.262.762<text:s/></text:p>
          </table:table-cell>
          <table:table-cell office:value-type="float" office:value="255739590.36000001" table:style-name="ce17">
            <text:p>255.739.590<text:s/></text:p>
          </table:table-cell>
          <table:table-cell office:value-type="float" office:value="18082648.940000001" table:style-name="ce17">
            <text:p>18.082.649<text:s/></text:p>
          </table:table-cell>
          <table:table-cell office:value-type="float" office:value="4807888269.0899982" table:style-name="ce18">
            <text:p>4.807.888.269<text:s/></text:p>
          </table:table-cell>
          <table:table-cell table:style-name="ce16"/>
          <table:table-cell table:number-columns-repeated="16354"/>
        </table:table-row>
        <table:table-row table:style-name="ro6">
          <table:table-cell office:value-type="string" table:style-name="ce13">
            <text:p>OUTRAS RECEITAS ADMINISTRADAS</text:p>
          </table:table-cell>
          <table:table-cell office:value-type="float" office:value="4243139.87" table:style-name="ce17">
            <text:p>4.243.140<text:s/></text:p>
          </table:table-cell>
          <table:table-cell office:value-type="float" office:value="24092807.260000002" table:style-name="ce17">
            <text:p>24.092.807<text:s/></text:p>
          </table:table-cell>
          <table:table-cell office:value-type="float" office:value="39584298.539999999" table:style-name="ce17">
            <text:p>39.584.299<text:s/></text:p>
          </table:table-cell>
          <table:table-cell office:value-type="float" office:value="3376188.0599999996" table:style-name="ce17">
            <text:p>3.376.188<text:s/></text:p>
          </table:table-cell>
          <table:table-cell office:value-type="float" office:value="234378367.31" table:style-name="ce17">
            <text:p>234.378.367<text:s/></text:p>
          </table:table-cell>
          <table:table-cell office:value-type="float" office:value="115529629.34" table:style-name="ce17">
            <text:p>115.529.629<text:s/></text:p>
          </table:table-cell>
          <table:table-cell office:value-type="float" office:value="603092299.05999994" table:style-name="ce17">
            <text:p>603.092.299<text:s/></text:p>
          </table:table-cell>
          <table:table-cell office:value-type="float" office:value="72726428.620000005" table:style-name="ce17">
            <text:p>72.726.429<text:s/></text:p>
          </table:table-cell>
          <table:table-cell office:value-type="float" office:value="108085557.97000001" table:style-name="ce17">
            <text:p>108.085.558<text:s/></text:p>
          </table:table-cell>
          <table:table-cell office:value-type="float" office:value="24840341.210000001" table:style-name="ce17">
            <text:p>24.840.341<text:s/></text:p>
          </table:table-cell>
          <table:table-cell office:value-type="float" office:value="244004728.27999997" table:style-name="ce17">
            <text:p>244.004.728<text:s/></text:p>
          </table:table-cell>
          <table:table-cell office:value-type="float" office:value="28816674.390000001" table:style-name="ce17">
            <text:p>28.816.674<text:s/></text:p>
          </table:table-cell>
          <table:table-cell office:value-type="float" office:value="33490840.990000006" table:style-name="ce17">
            <text:p>33.490.841<text:s/></text:p>
          </table:table-cell>
          <table:table-cell office:value-type="float" office:value="37260496.619999997" table:style-name="ce17">
            <text:p>37.260.497<text:s/></text:p>
          </table:table-cell>
          <table:table-cell office:value-type="float" office:value="23338156.140000001" table:style-name="ce17">
            <text:p>23.338.156<text:s/></text:p>
          </table:table-cell>
          <table:table-cell office:value-type="float" office:value="72620437.530000001" table:style-name="ce17">
            <text:p>72.620.438<text:s/></text:p>
          </table:table-cell>
          <table:table-cell office:value-type="float" office:value="13185247.01" table:style-name="ce17">
            <text:p>13.185.247<text:s/></text:p>
          </table:table-cell>
          <table:table-cell office:value-type="float" office:value="220247855.66999999" table:style-name="ce17">
            <text:p>220.247.856<text:s/></text:p>
          </table:table-cell>
          <table:table-cell office:value-type="float" office:value="2894244949.1900001" table:style-name="ce17">
            <text:p>2.894.244.949<text:s/></text:p>
          </table:table-cell>
          <table:table-cell office:value-type="float" office:value="14731084.190000001" table:style-name="ce17">
            <text:p>14.731.084<text:s/></text:p>
          </table:table-cell>
          <table:table-cell office:value-type="float" office:value="13779422.18" table:style-name="ce17">
            <text:p>13.779.422<text:s/></text:p>
          </table:table-cell>
          <table:table-cell office:value-type="float" office:value="3607931.7399999998" table:style-name="ce17">
            <text:p>3.607.932<text:s/></text:p>
          </table:table-cell>
          <table:table-cell office:value-type="float" office:value="224429016.59999999" table:style-name="ce17">
            <text:p>224.429.017<text:s/></text:p>
          </table:table-cell>
          <table:table-cell office:value-type="float" office:value="164457284.96999997" table:style-name="ce17">
            <text:p>164.457.285<text:s/></text:p>
          </table:table-cell>
          <table:table-cell office:value-type="float" office:value="17209910.48" table:style-name="ce17">
            <text:p>17.209.910<text:s/></text:p>
          </table:table-cell>
          <table:table-cell office:value-type="float" office:value="2479386447.9099998" table:style-name="ce17">
            <text:p>2.479.386.448<text:s/></text:p>
          </table:table-cell>
          <table:table-cell office:value-type="float" office:value="6001985.3400000008" table:style-name="ce17">
            <text:p>6.001.985<text:s/></text:p>
          </table:table-cell>
          <table:table-cell office:value-type="float" office:value="7720761526.4700003" table:style-name="ce18">
            <text:p>7.720.761.526<text:s/></text:p>
          </table:table-cell>
          <table:table-cell table:style-name="ce16"/>
          <table:table-cell table:number-columns-repeated="16354"/>
        </table:table-row>
        <table:table-row table:style-name="ro8">
          <table:table-cell office:value-type="string" table:style-name="ce20">
            <text:p>SUBTOTAL [A]</text:p>
          </table:table-cell>
          <table:table-cell office:value-type="float" office:value="65465690.199999996" table:style-name="ce21">
            <text:p>65.465.690<text:s/></text:p>
          </table:table-cell>
          <table:table-cell office:value-type="float" office:value="249837185.78999999" table:style-name="ce21">
            <text:p>249.837.186<text:s/></text:p>
          </table:table-cell>
          <table:table-cell office:value-type="float" office:value="1016341403.51" table:style-name="ce21">
            <text:p>1.016.341.404<text:s/></text:p>
          </table:table-cell>
          <table:table-cell office:value-type="float" office:value="94360232.060000002" table:style-name="ce21">
            <text:p>94.360.232<text:s/></text:p>
          </table:table-cell>
          <table:table-cell office:value-type="float" office:value="1794094885.1099999" table:style-name="ce21">
            <text:p>1.794.094.885<text:s/></text:p>
          </table:table-cell>
          <table:table-cell office:value-type="float" office:value="1075135650.77" table:style-name="ce21">
            <text:p>1.075.135.651<text:s/></text:p>
          </table:table-cell>
          <table:table-cell office:value-type="float" office:value="9607651853.3099995" table:style-name="ce21">
            <text:p>9.607.651.853<text:s/></text:p>
          </table:table-cell>
          <table:table-cell office:value-type="float" office:value="1141897052.04" table:style-name="ce21">
            <text:p>1.141.897.052<text:s/></text:p>
          </table:table-cell>
          <table:table-cell office:value-type="float" office:value="913651539.43000007" table:style-name="ce21">
            <text:p>913.651.539<text:s/></text:p>
          </table:table-cell>
          <table:table-cell office:value-type="float" office:value="519697197.04000002" table:style-name="ce21">
            <text:p>519.697.197<text:s/></text:p>
          </table:table-cell>
          <table:table-cell office:value-type="float" office:value="3680919513.3900003" table:style-name="ce21">
            <text:p>3.680.919.513<text:s/></text:p>
          </table:table-cell>
          <table:table-cell office:value-type="float" office:value="389633434.56999999" table:style-name="ce21">
            <text:p>389.633.435<text:s/></text:p>
          </table:table-cell>
          <table:table-cell office:value-type="float" office:value="486122780.94999999" table:style-name="ce21">
            <text:p>486.122.781<text:s/></text:p>
          </table:table-cell>
          <table:table-cell office:value-type="float" office:value="565733022.18000007" table:style-name="ce21">
            <text:p>565.733.022<text:s/></text:p>
          </table:table-cell>
          <table:table-cell office:value-type="float" office:value="367976547.44999999" table:style-name="ce21">
            <text:p>367.976.547<text:s/></text:p>
          </table:table-cell>
          <table:table-cell office:value-type="float" office:value="1522542259.3200002" table:style-name="ce21">
            <text:p>1.522.542.259<text:s/></text:p>
          </table:table-cell>
          <table:table-cell office:value-type="float" office:value="212196471.72" table:style-name="ce21">
            <text:p>212.196.472<text:s/></text:p>
          </table:table-cell>
          <table:table-cell office:value-type="float" office:value="3573491299.5700002" table:style-name="ce21">
            <text:p>3.573.491.300<text:s/></text:p>
          </table:table-cell>
          <table:table-cell office:value-type="float" office:value="14806541881.620001" table:style-name="ce21">
            <text:p>14.806.541.882<text:s/></text:p>
          </table:table-cell>
          <table:table-cell office:value-type="float" office:value="313182336.48000002" table:style-name="ce21">
            <text:p>313.182.336<text:s/></text:p>
          </table:table-cell>
          <table:table-cell office:value-type="float" office:value="172742682.47" table:style-name="ce21">
            <text:p>172.742.682<text:s/></text:p>
          </table:table-cell>
          <table:table-cell office:value-type="float" office:value="63941693.119999997" table:style-name="ce21">
            <text:p>63.941.693<text:s/></text:p>
          </table:table-cell>
          <table:table-cell office:value-type="float" office:value="3604237348.8900003" table:style-name="ce21">
            <text:p>3.604.237.349<text:s/></text:p>
          </table:table-cell>
          <table:table-cell office:value-type="float" office:value="2966092772.77" table:style-name="ce21">
            <text:p>2.966.092.773<text:s/></text:p>
          </table:table-cell>
          <table:table-cell office:value-type="float" office:value="201956278.29000002" table:style-name="ce21">
            <text:p>201.956.278<text:s/></text:p>
          </table:table-cell>
          <table:table-cell office:value-type="float" office:value="30529097176.079998" table:style-name="ce21">
            <text:p>30.529.097.176<text:s/></text:p>
          </table:table-cell>
          <table:table-cell office:value-type="float" office:value="116852025.85000001" table:style-name="ce21">
            <text:p>116.852.026<text:s/></text:p>
          </table:table-cell>
          <table:table-cell office:value-type="float" office:value="80051392213.980011" table:style-name="ce22">
            <text:p>80.051.392.214<text:s/></text:p>
          </table:table-cell>
          <table:table-cell table:style-name="ce16"/>
          <table:table-cell table:number-columns-repeated="16354" table:style-name="ce23"/>
        </table:table-row>
        <table:table-row table:style-name="ro9">
          <table:table-cell office:value-type="string" table:style-name="ce24">
            <text:p>RECEITA PREVIDENCIÁRIA [B]</text:p>
          </table:table-cell>
          <table:table-cell office:value-type="float" office:value="60403954.72742068" table:style-name="ce25">
            <text:p>60.403.955<text:s/></text:p>
          </table:table-cell>
          <table:table-cell office:value-type="float" office:value="164542256.27140918" table:style-name="ce25">
            <text:p>164.542.256<text:s/></text:p>
          </table:table-cell>
          <table:table-cell office:value-type="float" office:value="253727733.86881298" table:style-name="ce25">
            <text:p>253.727.734<text:s/></text:p>
          </table:table-cell>
          <table:table-cell office:value-type="float" office:value="38873878.83431229" table:style-name="ce25">
            <text:p>38.873.879<text:s/></text:p>
          </table:table-cell>
          <table:table-cell office:value-type="float" office:value="945896716.19510984" table:style-name="ce25">
            <text:p>945.896.716<text:s/></text:p>
          </table:table-cell>
          <table:table-cell office:value-type="float" office:value="688986618.78739309" table:style-name="ce25">
            <text:p>688.986.619<text:s/></text:p>
          </table:table-cell>
          <table:table-cell office:value-type="float" office:value="1538215920.9973538" table:style-name="ce25">
            <text:p>1.538.215.921<text:s/></text:p>
          </table:table-cell>
          <table:table-cell office:value-type="float" office:value="468589568.8075003" table:style-name="ce25">
            <text:p>468.589.569<text:s/></text:p>
          </table:table-cell>
          <table:table-cell office:value-type="float" office:value="528247922.14734954" table:style-name="ce25">
            <text:p>528.247.922<text:s/></text:p>
          </table:table-cell>
          <table:table-cell office:value-type="float" office:value="239700484.75346687" table:style-name="ce25">
            <text:p>239.700.485<text:s/></text:p>
          </table:table-cell>
          <table:table-cell office:value-type="float" office:value="2443587411.3320765" table:style-name="ce25">
            <text:p>2.443.587.411<text:s/></text:p>
          </table:table-cell>
          <table:table-cell office:value-type="float" office:value="296968974.45397985" table:style-name="ce25">
            <text:p>296.968.974<text:s/></text:p>
          </table:table-cell>
          <table:table-cell office:value-type="float" office:value="425741511.53995079" table:style-name="ce25">
            <text:p>425.741.512<text:s/></text:p>
          </table:table-cell>
          <table:table-cell office:value-type="float" office:value="500276394.22773308" table:style-name="ce25">
            <text:p>500.276.394<text:s/></text:p>
          </table:table-cell>
          <table:table-cell office:value-type="float" office:value="244345013.76075751" table:style-name="ce25">
            <text:p>244.345.014<text:s/></text:p>
          </table:table-cell>
          <table:table-cell office:value-type="float" office:value="759686597.8443712" table:style-name="ce25">
            <text:p>759.686.598<text:s/></text:p>
          </table:table-cell>
          <table:table-cell office:value-type="float" office:value="171697703.92436409" table:style-name="ce25">
            <text:p>171.697.704<text:s/></text:p>
          </table:table-cell>
          <table:table-cell office:value-type="float" office:value="1919195626.3225253" table:style-name="ce25">
            <text:p>1.919.195.626<text:s/></text:p>
          </table:table-cell>
          <table:table-cell office:value-type="float" office:value="3440806132.5692778" table:style-name="ce25">
            <text:p>3.440.806.133<text:s/></text:p>
          </table:table-cell>
          <table:table-cell office:value-type="float" office:value="221655311.084647" table:style-name="ce25">
            <text:p>221.655.311<text:s/></text:p>
          </table:table-cell>
          <table:table-cell office:value-type="float" office:value="113546792.35746944" table:style-name="ce25">
            <text:p>113.546.792<text:s/></text:p>
          </table:table-cell>
          <table:table-cell office:value-type="float" office:value="49695175.741284743" table:style-name="ce25">
            <text:p>49.695.176<text:s/></text:p>
          </table:table-cell>
          <table:table-cell office:value-type="float" office:value="2086844157.4359937" table:style-name="ce25">
            <text:p>2.086.844.157<text:s/></text:p>
          </table:table-cell>
          <table:table-cell office:value-type="float" office:value="1404819123.0976498" table:style-name="ce25">
            <text:p>1.404.819.123<text:s/></text:p>
          </table:table-cell>
          <table:table-cell office:value-type="float" office:value="174381611.33042431" table:style-name="ce25">
            <text:p>174.381.611<text:s/></text:p>
          </table:table-cell>
          <table:table-cell office:value-type="float" office:value="13853417138.239607" table:style-name="ce25">
            <text:p>13.853.417.138<text:s/></text:p>
          </table:table-cell>
          <table:table-cell office:value-type="float" office:value="113098129.9677534" table:style-name="ce25">
            <text:p>113.098.130<text:s/></text:p>
          </table:table-cell>
          <table:table-cell office:value-type="float" office:value="33146947860.619999" table:style-name="ce26">
            <text:p>33.146.947.861<text:s/></text:p>
          </table:table-cell>
          <table:table-cell table:style-name="ce16"/>
          <table:table-cell table:number-columns-repeated="16354" table:style-name="ce23"/>
        </table:table-row>
        <table:table-row table:style-name="ro10">
          <table:table-cell office:value-type="string" table:style-name="ce20">
            <text:p>ADMINISTRADAS PELA RFB [C]=[A]+[B]</text:p>
          </table:table-cell>
          <table:table-cell office:value-type="float" office:value="125869644.92742068" table:style-name="ce21">
            <text:p>125.869.645<text:s/></text:p>
          </table:table-cell>
          <table:table-cell office:value-type="float" office:value="414379442.06140918" table:style-name="ce21">
            <text:p>414.379.442<text:s/></text:p>
          </table:table-cell>
          <table:table-cell office:value-type="float" office:value="1270069137.378813" table:style-name="ce21">
            <text:p>1.270.069.137<text:s/></text:p>
          </table:table-cell>
          <table:table-cell office:value-type="float" office:value="133234110.89431229" table:style-name="ce21">
            <text:p>133.234.111<text:s/></text:p>
          </table:table-cell>
          <table:table-cell office:value-type="float" office:value="2739991601.30511" table:style-name="ce21">
            <text:p>2.739.991.601<text:s/></text:p>
          </table:table-cell>
          <table:table-cell office:value-type="float" office:value="1764122269.5573931" table:style-name="ce21">
            <text:p>1.764.122.270<text:s/></text:p>
          </table:table-cell>
          <table:table-cell office:value-type="float" office:value="11145867774.307354" table:style-name="ce21">
            <text:p>11.145.867.774<text:s/></text:p>
          </table:table-cell>
          <table:table-cell office:value-type="float" office:value="1610486620.8475003" table:style-name="ce21">
            <text:p>1.610.486.621<text:s/></text:p>
          </table:table-cell>
          <table:table-cell office:value-type="float" office:value="1441899461.5773497" table:style-name="ce21">
            <text:p>1.441.899.462<text:s/></text:p>
          </table:table-cell>
          <table:table-cell office:value-type="float" office:value="759397681.79346693" table:style-name="ce21">
            <text:p>759.397.682<text:s/></text:p>
          </table:table-cell>
          <table:table-cell office:value-type="float" office:value="6124506924.7220764" table:style-name="ce21">
            <text:p>6.124.506.925<text:s/></text:p>
          </table:table-cell>
          <table:table-cell office:value-type="float" office:value="686602409.0239799" table:style-name="ce21">
            <text:p>686.602.409<text:s/></text:p>
          </table:table-cell>
          <table:table-cell office:value-type="float" office:value="911864292.48995078" table:style-name="ce21">
            <text:p>911.864.292<text:s/></text:p>
          </table:table-cell>
          <table:table-cell office:value-type="float" office:value="1066009416.4077332" table:style-name="ce21">
            <text:p>1.066.009.416<text:s/></text:p>
          </table:table-cell>
          <table:table-cell office:value-type="float" office:value="612321561.21075749" table:style-name="ce21">
            <text:p>612.321.561<text:s/></text:p>
          </table:table-cell>
          <table:table-cell office:value-type="float" office:value="2282228857.1643715" table:style-name="ce21">
            <text:p>2.282.228.857<text:s/></text:p>
          </table:table-cell>
          <table:table-cell office:value-type="float" office:value="383894175.64436412" table:style-name="ce21">
            <text:p>383.894.176<text:s/></text:p>
          </table:table-cell>
          <table:table-cell office:value-type="float" office:value="5492686925.8925257" table:style-name="ce21">
            <text:p>5.492.686.926<text:s/></text:p>
          </table:table-cell>
          <table:table-cell office:value-type="float" office:value="18247348014.189278" table:style-name="ce21">
            <text:p>18.247.348.014<text:s/></text:p>
          </table:table-cell>
          <table:table-cell office:value-type="float" office:value="534837647.56464702" table:style-name="ce21">
            <text:p>534.837.648<text:s/></text:p>
          </table:table-cell>
          <table:table-cell office:value-type="float" office:value="286289474.82746947" table:style-name="ce21">
            <text:p>286.289.475<text:s/></text:p>
          </table:table-cell>
          <table:table-cell office:value-type="float" office:value="113636868.86128473" table:style-name="ce21">
            <text:p>113.636.869<text:s/></text:p>
          </table:table-cell>
          <table:table-cell office:value-type="float" office:value="5691081506.3259945" table:style-name="ce21">
            <text:p>5.691.081.506<text:s/></text:p>
          </table:table-cell>
          <table:table-cell office:value-type="float" office:value="4370911895.86765" table:style-name="ce21">
            <text:p>4.370.911.896<text:s/></text:p>
          </table:table-cell>
          <table:table-cell office:value-type="float" office:value="376337889.62042433" table:style-name="ce21">
            <text:p>376.337.890<text:s/></text:p>
          </table:table-cell>
          <table:table-cell office:value-type="float" office:value="44382514314.319603" table:style-name="ce21">
            <text:p>44.382.514.314<text:s/></text:p>
          </table:table-cell>
          <table:table-cell office:value-type="float" office:value="229950155.8177534" table:style-name="ce21">
            <text:p>229.950.156<text:s/></text:p>
          </table:table-cell>
          <table:table-cell office:value-type="float" office:value="113198340074.60001" table:style-name="ce22">
            <text:p>113.198.340.075<text:s/></text:p>
          </table:table-cell>
          <table:table-cell table:style-name="ce16"/>
          <table:table-cell table:number-columns-repeated="16354"/>
        </table:table-row>
        <table:table-row table:style-name="ro9">
          <table:table-cell office:value-type="string" table:style-name="ce24">
            <text:p>ADMINISTRADAS POR OUTROS ÓRGÃOS [D]</text:p>
          </table:table-cell>
          <table:table-cell office:value-type="float" office:value="1987579.1770862732" table:style-name="ce27">
            <text:p>1.987.579<text:s/></text:p>
          </table:table-cell>
          <table:table-cell office:value-type="float" office:value="4726924.1767147416" table:style-name="ce27">
            <text:p>4.726.924<text:s/></text:p>
          </table:table-cell>
          <table:table-cell office:value-type="float" office:value="4064802.0086961188" table:style-name="ce27">
            <text:p>4.064.802<text:s/></text:p>
          </table:table-cell>
          <table:table-cell office:value-type="float" office:value="559102.29187955149" table:style-name="ce27">
            <text:p>559.102<text:s/></text:p>
          </table:table-cell>
          <table:table-cell office:value-type="float" office:value="17859064.236972339" table:style-name="ce27">
            <text:p>17.859.064<text:s/></text:p>
          </table:table-cell>
          <table:table-cell office:value-type="float" office:value="8734332.7024117243" table:style-name="ce27">
            <text:p>8.734.333<text:s/></text:p>
          </table:table-cell>
          <table:table-cell office:value-type="float" office:value="10832140.890262591" table:style-name="ce27">
            <text:p>10.832.141<text:s/></text:p>
          </table:table-cell>
          <table:table-cell office:value-type="float" office:value="12861613.259835372" table:style-name="ce27">
            <text:p>12.861.613<text:s/></text:p>
          </table:table-cell>
          <table:table-cell office:value-type="float" office:value="9235862.2618140429" table:style-name="ce27">
            <text:p>9.235.862<text:s/></text:p>
          </table:table-cell>
          <table:table-cell office:value-type="float" office:value="3063155.9001163123" table:style-name="ce27">
            <text:p>3.063.156<text:s/></text:p>
          </table:table-cell>
          <table:table-cell office:value-type="float" office:value="37028447.662680797" table:style-name="ce27">
            <text:p>37.028.448<text:s/></text:p>
          </table:table-cell>
          <table:table-cell office:value-type="float" office:value="7729405.2354495609" table:style-name="ce27">
            <text:p>7.729.405<text:s/></text:p>
          </table:table-cell>
          <table:table-cell office:value-type="float" office:value="26515085.821413532" table:style-name="ce27">
            <text:p>26.515.086<text:s/></text:p>
          </table:table-cell>
          <table:table-cell office:value-type="float" office:value="8441710.3162900116" table:style-name="ce27">
            <text:p>8.441.710<text:s/></text:p>
          </table:table-cell>
          <table:table-cell office:value-type="float" office:value="3054059.4771604836" table:style-name="ce27">
            <text:p>3.054.059<text:s/></text:p>
          </table:table-cell>
          <table:table-cell office:value-type="float" office:value="13979045.333150981" table:style-name="ce27">
            <text:p>13.979.045<text:s/></text:p>
          </table:table-cell>
          <table:table-cell office:value-type="float" office:value="1488766.3062163217" table:style-name="ce27">
            <text:p>1.488.766<text:s/></text:p>
          </table:table-cell>
          <table:table-cell office:value-type="float" office:value="28422217.319038101" table:style-name="ce27">
            <text:p>28.422.217<text:s/></text:p>
          </table:table-cell>
          <table:table-cell office:value-type="float" office:value="1481294094.3287542" table:style-name="ce27">
            <text:p>1.481.294.094<text:s/></text:p>
          </table:table-cell>
          <table:table-cell office:value-type="float" office:value="3301863.7107886714" table:style-name="ce27">
            <text:p>3.301.864<text:s/></text:p>
          </table:table-cell>
          <table:table-cell office:value-type="float" office:value="4716829.4588512322" table:style-name="ce27">
            <text:p>4.716.829<text:s/></text:p>
          </table:table-cell>
          <table:table-cell office:value-type="float" office:value="573498.4397442647" table:style-name="ce27">
            <text:p>573.498<text:s/></text:p>
          </table:table-cell>
          <table:table-cell office:value-type="float" office:value="31055370.409610711" table:style-name="ce27">
            <text:p>31.055.370<text:s/></text:p>
          </table:table-cell>
          <table:table-cell office:value-type="float" office:value="23048126.926490292" table:style-name="ce27">
            <text:p>23.048.127<text:s/></text:p>
          </table:table-cell>
          <table:table-cell office:value-type="float" office:value="4167002.2665799074" table:style-name="ce27">
            <text:p>4.167.002<text:s/></text:p>
          </table:table-cell>
          <table:table-cell office:value-type="float" office:value="139621536.48045513" table:style-name="ce27">
            <text:p>139.621.536<text:s/></text:p>
          </table:table-cell>
          <table:table-cell office:value-type="float" office:value="1983188.2915369659" table:style-name="ce27">
            <text:p>1.983.188<text:s/></text:p>
          </table:table-cell>
          <table:table-cell office:value-type="float" office:value="1890344824.6900005" table:style-name="ce28">
            <text:p>1.890.344.825<text:s/></text:p>
          </table:table-cell>
          <table:table-cell table:style-name="ce16"/>
          <table:table-cell table:number-columns-repeated="16354"/>
        </table:table-row>
        <table:table-row table:style-name="ro10">
          <table:table-cell office:value-type="string" table:style-name="ce20">
            <text:p>TOTAL GERAL <text:s text:c="2"/>[E]=[C]+[D]</text:p>
          </table:table-cell>
          <table:table-cell office:value-type="float" office:value="127857224.10450695" table:style-name="ce21">
            <text:p>127.857.224<text:s/></text:p>
          </table:table-cell>
          <table:table-cell office:value-type="float" office:value="419106366.23812389" table:style-name="ce21">
            <text:p>419.106.366<text:s/></text:p>
          </table:table-cell>
          <table:table-cell office:value-type="float" office:value="1274133939.3875091" table:style-name="ce21">
            <text:p>1.274.133.939<text:s/></text:p>
          </table:table-cell>
          <table:table-cell office:value-type="float" office:value="133793213.18619184" table:style-name="ce21">
            <text:p>133.793.213<text:s/></text:p>
          </table:table-cell>
          <table:table-cell office:value-type="float" office:value="2757850665.5420823" table:style-name="ce21">
            <text:p>2.757.850.666<text:s/></text:p>
          </table:table-cell>
          <table:table-cell office:value-type="float" office:value="1772856602.2598047" table:style-name="ce21">
            <text:p>1.772.856.602<text:s/></text:p>
          </table:table-cell>
          <table:table-cell office:value-type="float" office:value="11156699915.197617" table:style-name="ce21">
            <text:p>11.156.699.915<text:s/></text:p>
          </table:table-cell>
          <table:table-cell office:value-type="float" office:value="1623348234.1073358" table:style-name="ce21">
            <text:p>1.623.348.234<text:s/></text:p>
          </table:table-cell>
          <table:table-cell office:value-type="float" office:value="1451135323.8391638" table:style-name="ce21">
            <text:p>1.451.135.324<text:s/></text:p>
          </table:table-cell>
          <table:table-cell office:value-type="float" office:value="762460837.69358325" table:style-name="ce21">
            <text:p>762.460.838<text:s/></text:p>
          </table:table-cell>
          <table:table-cell office:value-type="float" office:value="6161535372.384757" table:style-name="ce21">
            <text:p>6.161.535.372<text:s/></text:p>
          </table:table-cell>
          <table:table-cell office:value-type="float" office:value="694331814.25942945" table:style-name="ce21">
            <text:p>694.331.814<text:s/></text:p>
          </table:table-cell>
          <table:table-cell office:value-type="float" office:value="938379378.31136429" table:style-name="ce21">
            <text:p>938.379.378<text:s/></text:p>
          </table:table-cell>
          <table:table-cell office:value-type="float" office:value="1074451126.7240231" table:style-name="ce21">
            <text:p>1.074.451.127<text:s/></text:p>
          </table:table-cell>
          <table:table-cell office:value-type="float" office:value="615375620.68791795" table:style-name="ce21">
            <text:p>615.375.621<text:s/></text:p>
          </table:table-cell>
          <table:table-cell office:value-type="float" office:value="2296207902.4975224" table:style-name="ce21">
            <text:p>2.296.207.902<text:s/></text:p>
          </table:table-cell>
          <table:table-cell office:value-type="float" office:value="385382941.95058042" table:style-name="ce21">
            <text:p>385.382.942<text:s/></text:p>
          </table:table-cell>
          <table:table-cell office:value-type="float" office:value="5521109143.2115641" table:style-name="ce21">
            <text:p>5.521.109.143<text:s/></text:p>
          </table:table-cell>
          <table:table-cell office:value-type="float" office:value="19728642108.518032" table:style-name="ce21">
            <text:p>19.728.642.109<text:s/></text:p>
          </table:table-cell>
          <table:table-cell office:value-type="float" office:value="538139511.27543569" table:style-name="ce21">
            <text:p>538.139.511<text:s/></text:p>
          </table:table-cell>
          <table:table-cell office:value-type="float" office:value="291006304.28632069" table:style-name="ce21">
            <text:p>291.006.304<text:s/></text:p>
          </table:table-cell>
          <table:table-cell office:value-type="float" office:value="114210367.301029" table:style-name="ce21">
            <text:p>114.210.367<text:s/></text:p>
          </table:table-cell>
          <table:table-cell office:value-type="float" office:value="5722136876.7356052" table:style-name="ce21">
            <text:p>5.722.136.877<text:s/></text:p>
          </table:table-cell>
          <table:table-cell office:value-type="float" office:value="4393960022.7941399" table:style-name="ce21">
            <text:p>4.393.960.023<text:s/></text:p>
          </table:table-cell>
          <table:table-cell office:value-type="float" office:value="380504891.88700426" table:style-name="ce21">
            <text:p>380.504.892<text:s/></text:p>
          </table:table-cell>
          <table:table-cell office:value-type="float" office:value="44522135850.800056" table:style-name="ce21">
            <text:p>44.522.135.851<text:s/></text:p>
          </table:table-cell>
          <table:table-cell office:value-type="float" office:value="231933344.10929036" table:style-name="ce21">
            <text:p>231.933.344<text:s/></text:p>
          </table:table-cell>
          <table:table-cell office:value-type="float" office:value="115088684899.29001" table:style-name="ce22">
            <text:p>115.088.684.899<text:s/></text:p>
          </table:table-cell>
          <table:table-cell table:style-name="ce16"/>
          <table:table-cell table:number-columns-repeated="16354"/>
        </table:table-row>
        <table:table-row table:style-name="ro9">
          <table:table-cell table:number-columns-repeated="16384" table:style-name="ce1"/>
        </table:table-row>
        <table:table-row table:style-name="ro6">
          <table:table-cell table:style-name="ce1"/>
          <table:table-cell table:number-columns-repeated="28" table:style-name="ce16"/>
          <table:table-cell table:number-columns-repeated="16355" table:style-name="ce1"/>
        </table:table-row>
        <table:table-row table:number-rows-repeated="3" table:style-name="ro6">
          <table:table-cell table:style-name="ce7"/>
          <table:table-cell table:number-columns-repeated="28" table:style-name="ce16"/>
          <table:table-cell table:number-columns-repeated="16355" table:style-name="ce1"/>
        </table:table-row>
        <table:table-row table:style-name="ro6">
          <table:table-cell table:style-name="ce7"/>
          <table:table-cell table:style-name="ce16"/>
          <table:table-cell table:number-columns-repeated="16382" table:style-name="ce1"/>
        </table:table-row>
        <table:table-row table:number-rows-repeated="9" table:style-name="ro6">
          <table:table-cell table:style-name="ce7"/>
          <table:table-cell table:number-columns-repeated="16383" table:style-name="ce1"/>
        </table:table-row>
        <table:table-row table:number-rows-repeated="65469" table:style-name="ro6">
          <table:table-cell table:style-name="ce7"/>
          <table:table-cell table:number-columns-repeated="16383"/>
        </table:table-row>
        <table:table-row table:number-rows-repeated="983043" table:style-name="ro1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" svg:font-family="Arial"/>
    <style:font-face style:name="Arial2" svg:font-family="Arial2"/>
    <style:font-face style:name="Arial Black" svg:font-family="&quot;Arial Black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36P0"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(</number:text>
      <number:number number:decimal-places="0" number:min-integer-digits="1" number:grouping="true">
        <number:embedded-text number:position="0">)</number:embedded-text>
      </number:number>
    </number:number-style>
    <number:number-style style:name="N36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0" number:min-integer-digits="1">
        <number:embedded-text number:position="0"> </number:embedded-text>
      </number:number>
    </number:number-style>
    <number:number-style style:name="N37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currency-style style:name="N39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9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9P0"/>
    </number:currency-style>
    <style:style style:name="Excel_BuiltIn_Comma" style:family="table-cell" style:data-style-name="N38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93700787401575in" fo:margin-bottom="0.393700787401575in" fo:margin-left="0.196456692913386in" fo:margin-right="0.196456692913386in" style:print-orientation="landscape" style:print-page-order="ltr" style:first-page-number="continue" style:scale-to="63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ário Vieira Cunha</meta:initial-creator>
    <dc:creator>Usuário do Windows</dc:creator>
    <meta:creation-date>2004-03-11T18:47:37Z</meta:creation-date>
    <dc:date>2017-12-11T12:54:18Z</dc:date>
    <meta:print-date>2011-05-12T16:46:54Z</meta:print-date>
    <meta:editing-cycles>41</meta:editing-cycles>
    <meta:editing-duration>PT4293S</meta:editing-duration>
  </office:meta>
</office:document-meta>
</file>